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1.6161in"/>
    </style:style>
    <style:style style:name="co3" style:family="table-column">
      <style:table-column-properties fo:break-before="auto" style:column-width="1.8965in"/>
    </style:style>
    <style:style style:name="co4" style:family="table-column">
      <style:table-column-properties fo:break-before="auto" style:column-width="1.7665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2.2193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1.3575in"/>
    </style:style>
    <style:style style:name="co9" style:family="table-column">
      <style:table-column-properties fo:break-before="auto" style:column-width="2.1008in"/>
    </style:style>
    <style:style style:name="co10" style:family="table-column">
      <style:table-column-properties fo:break-before="auto" style:column-width="1.9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5862in"/>
    </style:style>
    <style:style style:name="co13" style:family="table-column">
      <style:table-column-properties fo:break-before="auto" style:column-width="1.8898in"/>
    </style:style>
    <style:style style:name="co14" style:family="table-column">
      <style:table-column-properties fo:break-before="auto" style:column-width="1.8071in"/>
    </style:style>
    <style:style style:name="co15" style:family="table-column">
      <style:table-column-properties fo:break-before="auto" style:column-width="1.5752in"/>
    </style:style>
    <style:style style:name="co16" style:family="table-column">
      <style:table-column-properties fo:break-before="auto" style:column-width="1.7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27in" fo:break-before="auto" style:use-optimal-row-height="fals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3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ce1" office:value-type="string" calcext:value-type="string">
            <text:p>Host</text:p>
          </table:table-cell>
          <table:table-cell table:style-name="ce1" table:number-columns-repeated="8"/>
          <table:table-cell/>
          <table:table-cell office:value-type="string" calcext:value-type="string">
            <text:p>fuse-overlayf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ead time 1GB</text:p>
          </table:table-cell>
          <table:table-cell table:style-name="ce1" office:value-type="string" calcext:value-type="string">
            <text:p>Write time 1GB unmodified</text:p>
          </table:table-cell>
          <table:table-cell table:style-name="ce1" office:value-type="string" calcext:value-type="string">
            <text:p>Write time 1GB modified</text:p>
          </table:table-cell>
          <table:table-cell table:style-name="ce1" office:value-type="string" calcext:value-type="string">
            <text:p>Read time 10*100MB</text:p>
          </table:table-cell>
          <table:table-cell table:style-name="ce1" office:value-type="string" calcext:value-type="string">
            <text:p>Write time 10*100MB unmodified</text:p>
          </table:table-cell>
          <table:table-cell table:style-name="ce1" office:value-type="string" calcext:value-type="string">
            <text:p>Write time 10*100MB modified</text:p>
          </table:table-cell>
          <table:table-cell table:style-name="ce1" office:value-type="string" calcext:value-type="string">
            <text:p>Read time 100MB</text:p>
          </table:table-cell>
          <table:table-cell table:style-name="ce1" office:value-type="string" calcext:value-type="string">
            <text:p>Write time 100MB unmodified</text:p>
          </table:table-cell>
          <table:table-cell table:style-name="ce1" office:value-type="string" calcext:value-type="string">
            <text:p>Write time 100MB modified</text:p>
          </table:table-cell>
          <table:table-cell/>
          <table:table-cell table:style-name="ce1" table:number-columns-repeated="5"/>
        </table:table-row>
        <table:table-row table:style-name="ro2">
          <table:table-cell/>
          <table:table-cell office:value-type="float" office:value="10.1346001625061" calcext:value-type="float">
            <text:p>10.1346</text:p>
          </table:table-cell>
          <table:table-cell office:value-type="float" office:value="9.6301167011261" calcext:value-type="float">
            <text:p>9.6301</text:p>
          </table:table-cell>
          <table:table-cell office:value-type="float" office:value="9.85388016700745" calcext:value-type="float">
            <text:p>9.8539</text:p>
          </table:table-cell>
          <table:table-cell office:value-type="float" office:value="9.59788393974304" calcext:value-type="float">
            <text:p>9.5979</text:p>
          </table:table-cell>
          <table:table-cell office:value-type="float" office:value="10.4319751262665" calcext:value-type="float">
            <text:p>10.4320</text:p>
          </table:table-cell>
          <table:table-cell office:value-type="float" office:value="10.4309196472168" calcext:value-type="float">
            <text:p>10.4309</text:p>
          </table:table-cell>
          <table:table-cell office:value-type="float" office:value="0.959394454956055" calcext:value-type="float">
            <text:p>0.9594</text:p>
          </table:table-cell>
          <table:table-cell office:value-type="float" office:value="1.02153420448303" calcext:value-type="float">
            <text:p>1.0215</text:p>
          </table:table-cell>
          <table:table-cell office:value-type="float" office:value="1.09731912612915" calcext:value-type="float">
            <text:p>1.0973</text:p>
          </table:table-cell>
          <table:table-cell/>
          <table:table-cell table:style-name="ce1" office:value-type="string" calcext:value-type="string">
            <text:p>10 Layers</text:p>
          </table:table-cell>
          <table:table-cell table:style-name="ce1" office:value-type="string" calcext:value-type="string">
            <text:p>Host</text:p>
          </table:table-cell>
          <table:table-cell table:style-name="ce2" office:value-type="string" calcext:value-type="string">
            <text:p>Bind Mount</text:p>
          </table:table-cell>
          <table:table-cell table:style-name="ce2" office:value-type="string" calcext:value-type="string">
            <text:p>Layer 0/10</text:p>
          </table:table-cell>
          <table:table-cell table:style-name="ce2" office:value-type="string" calcext:value-type="string">
            <text:p>Layer 9/10</text:p>
          </table:table-cell>
        </table:table-row>
        <table:table-row table:style-name="ro3">
          <table:table-cell/>
          <table:table-cell office:value-type="float" office:value="10.0875861644745" calcext:value-type="float">
            <text:p>10.0876</text:p>
          </table:table-cell>
          <table:table-cell office:value-type="float" office:value="10.1440358161926" calcext:value-type="float">
            <text:p>10.1440</text:p>
          </table:table-cell>
          <table:table-cell office:value-type="float" office:value="9.85978102684021" calcext:value-type="float">
            <text:p>9.8598</text:p>
          </table:table-cell>
          <table:table-cell office:value-type="float" office:value="10.3532752990723" calcext:value-type="float">
            <text:p>10.3533</text:p>
          </table:table-cell>
          <table:table-cell office:value-type="float" office:value="10.4065227508545" calcext:value-type="float">
            <text:p>10.4065</text:p>
          </table:table-cell>
          <table:table-cell office:value-type="float" office:value="10.4312877655029" calcext:value-type="float">
            <text:p>10.4313</text:p>
          </table:table-cell>
          <table:table-cell office:value-type="float" office:value="1.05115699768066" calcext:value-type="float">
            <text:p>1.0512</text:p>
          </table:table-cell>
          <table:table-cell office:value-type="float" office:value="1.03816390037537" calcext:value-type="float">
            <text:p>1.0382</text:p>
          </table:table-cell>
          <table:table-cell office:value-type="float" office:value="1.0084912776947" calcext:value-type="float">
            <text:p>1.0085</text:p>
          </table:table-cell>
          <table:table-cell/>
          <table:table-cell table:style-name="ce1" office:value-type="string" calcext:value-type="string">
            <text:p>Read 1GB</text:p>
          </table:table-cell>
          <table:table-cell table:style-name="ce1" table:formula="of:=CONCATENATE(ROUND([.B8]; 2); CHAR(10); &quot;(&quot;; [.B11]; &quot;)&quot;)" office:value-type="string" office:string-value="9.79&#10;(9.54 - 10.05)" calcext:value-type="string">
            <text:p>9.79</text:p>
            <text:p>(9.54 - 10.05)</text:p>
          </table:table-cell>
          <table:table-cell table:style-name="ce1" table:formula="of:=CONCATENATE(ROUND([.B20]; 2); CHAR(10); &quot;(&quot;; [.B23]; &quot;)&quot;)" office:value-type="string" office:string-value="10.03&#10;(9.75 - 10.3)" calcext:value-type="string">
            <text:p>10.03</text:p>
            <text:p>(9.75 - 10.3)</text:p>
          </table:table-cell>
          <table:table-cell table:style-name="ce1" table:formula="of:=CONCATENATE(ROUND([.B32]; 2); CHAR(10); &quot;(&quot;; [.B35]; &quot;)&quot;)" office:value-type="string" office:string-value="10.05&#10;(9.96 - 10.14)" calcext:value-type="string">
            <text:p>10.05</text:p>
            <text:p>(9.96 - 10.14)</text:p>
          </table:table-cell>
          <table:table-cell table:style-name="ce1" table:formula="of:=CONCATENATE(ROUND([.B44]; 2); CHAR(10); &quot;(&quot;; [.B47]; &quot;)&quot;)" office:value-type="string" office:string-value="10.17&#10;(10.16 - 10.19)" calcext:value-type="string">
            <text:p>10.17</text:p>
            <text:p>(10.16 - 10.19)</text:p>
          </table:table-cell>
        </table:table-row>
        <table:table-row table:style-name="ro4">
          <table:table-cell/>
          <table:table-cell office:value-type="float" office:value="10.217512845993" calcext:value-type="float">
            <text:p>10.2175</text:p>
          </table:table-cell>
          <table:table-cell office:value-type="float" office:value="10.0541033744812" calcext:value-type="float">
            <text:p>10.0541</text:p>
          </table:table-cell>
          <table:table-cell office:value-type="float" office:value="9.81038522720337" calcext:value-type="float">
            <text:p>9.8104</text:p>
          </table:table-cell>
          <table:table-cell office:value-type="float" office:value="10.4181206226349" calcext:value-type="float">
            <text:p>10.4181</text:p>
          </table:table-cell>
          <table:table-cell office:value-type="float" office:value="10.5318365097046" calcext:value-type="float">
            <text:p>10.5318</text:p>
          </table:table-cell>
          <table:table-cell office:value-type="float" office:value="10.4737110137939" calcext:value-type="float">
            <text:p>10.4737</text:p>
          </table:table-cell>
          <table:table-cell office:value-type="float" office:value="1.04200792312622" calcext:value-type="float">
            <text:p>1.0420</text:p>
          </table:table-cell>
          <table:table-cell office:value-type="float" office:value="1.02103137969971" calcext:value-type="float">
            <text:p>1.0210</text:p>
          </table:table-cell>
          <table:table-cell office:value-type="float" office:value="1.04660487174988" calcext:value-type="float">
            <text:p>1.0466</text:p>
          </table:table-cell>
          <table:table-cell/>
          <table:table-cell table:style-name="ce1" office:value-type="string" calcext:value-type="string">
            <text:p>Write 1GB new</text:p>
          </table:table-cell>
          <table:table-cell table:style-name="ce1" table:formula="of:=CONCATENATE(ROUND([.C8]; 2); CHAR(10); &quot;(&quot;; [.C11]; &quot;)&quot;)" office:value-type="string" office:string-value="10.56&#10;(10.29 - 10.83)" calcext:value-type="string">
            <text:p>10.56</text:p>
            <text:p>(10.29 - 10.83)</text:p>
          </table:table-cell>
          <table:table-cell table:style-name="ce1" table:formula="of:=CONCATENATE(ROUND([.C20]; 2); CHAR(10); &quot;(&quot;; [.C23]; &quot;)&quot;)" office:value-type="string" office:string-value="10.46&#10;(10.02 - 10.9)" calcext:value-type="string">
            <text:p>10.46</text:p>
            <text:p>(10.02 - 10.9)</text:p>
          </table:table-cell>
          <table:table-cell table:style-name="ce1" table:formula="of:=CONCATENATE(ROUND([.C32]; 2); CHAR(10); &quot;(&quot;; [.C35]; &quot;)&quot;)" office:value-type="string" office:string-value="11.6&#10;(10.87 - 12.34)" calcext:value-type="string">
            <text:p>11.6</text:p>
            <text:p>(10.87 - 12.34)</text:p>
          </table:table-cell>
          <table:table-cell table:style-name="ce1" table:formula="of:=CONCATENATE(ROUND([.C44]; 2); CHAR(10); &quot;(&quot;; [.C47]; &quot;)&quot;)" office:value-type="string" office:string-value="11.46&#10;(10.54 - 12.38)" calcext:value-type="string">
            <text:p>11.46</text:p>
            <text:p>(10.54 - 12.38)</text:p>
          </table:table-cell>
        </table:table-row>
        <table:table-row table:style-name="ro4">
          <table:table-cell/>
          <table:table-cell office:value-type="float" office:value="10.1654572486877" calcext:value-type="float">
            <text:p>10.1655</text:p>
          </table:table-cell>
          <table:table-cell office:value-type="float" office:value="10.08895611763" calcext:value-type="float">
            <text:p>10.0890</text:p>
          </table:table-cell>
          <table:table-cell office:value-type="float" office:value="10.0341858863831" calcext:value-type="float">
            <text:p>10.0342</text:p>
          </table:table-cell>
          <table:table-cell office:value-type="float" office:value="9.7714273929596" calcext:value-type="float">
            <text:p>9.7714</text:p>
          </table:table-cell>
          <table:table-cell office:value-type="float" office:value="10.9322781562805" calcext:value-type="float">
            <text:p>10.9323</text:p>
          </table:table-cell>
          <table:table-cell office:value-type="float" office:value="10.7484035491943" calcext:value-type="float">
            <text:p>10.7484</text:p>
          </table:table-cell>
          <table:table-cell office:value-type="float" office:value="0.963671445846558" calcext:value-type="float">
            <text:p>0.9637</text:p>
          </table:table-cell>
          <table:table-cell office:value-type="float" office:value="1.02702617645264" calcext:value-type="float">
            <text:p>1.0270</text:p>
          </table:table-cell>
          <table:table-cell office:value-type="float" office:value="1.14238119125366" calcext:value-type="float">
            <text:p>1.1424</text:p>
          </table:table-cell>
          <table:table-cell/>
          <table:table-cell table:style-name="ce1" office:value-type="string" calcext:value-type="string">
            <text:p><text:span text:style-name="T1">Write</text:span> 1GB existing</text:p>
          </table:table-cell>
          <table:table-cell table:style-name="ce1" table:formula="of:=CONCATENATE(ROUND([.D8]; 2); CHAR(10); &quot;(&quot;; [.D11]; &quot;)&quot;)" office:value-type="string" office:string-value="10.73&#10;(10.43 - 11.04)" calcext:value-type="string">
            <text:p>10.73</text:p>
            <text:p>(10.43 - 11.04)</text:p>
          </table:table-cell>
          <table:table-cell table:style-name="ce1" table:formula="of:=CONCATENATE(ROUND([.D20]; 2); CHAR(10); &quot;(&quot;; [.D23]; &quot;)&quot;)" office:value-type="string" office:string-value="10.38&#10;(10.01 - 10.75)" calcext:value-type="string">
            <text:p>10.38</text:p>
            <text:p>(10.01 - 10.75)</text:p>
          </table:table-cell>
          <table:table-cell table:style-name="ce1" table:formula="of:=CONCATENATE(ROUND([.D32]; 2); CHAR(10); &quot;(&quot;; [.D35]; &quot;)&quot;)" office:value-type="string" office:string-value="12.33&#10;(11.43 - 13.23)" calcext:value-type="string">
            <text:p>12.33</text:p>
            <text:p>(11.43 - 13.23)</text:p>
          </table:table-cell>
          <table:table-cell table:style-name="ce1" table:formula="of:=CONCATENATE(ROUND([.D44]; 2); CHAR(10); &quot;(&quot;; [.D47]; &quot;)&quot;)" office:value-type="string" office:string-value="12.28&#10;(11.77 - 12.79)" calcext:value-type="string">
            <text:p>12.28</text:p>
            <text:p>(11.77 - 12.79)</text:p>
          </table:table-cell>
        </table:table-row>
        <table:table-row table:style-name="ro4">
          <table:table-cell/>
          <table:table-cell office:value-type="float" office:value="9.46111798286438" calcext:value-type="float">
            <text:p>9.4611</text:p>
          </table:table-cell>
          <table:table-cell office:value-type="float" office:value="9.92829704284668" calcext:value-type="float">
            <text:p>9.9283</text:p>
          </table:table-cell>
          <table:table-cell office:value-type="float" office:value="10.2261354923248" calcext:value-type="float">
            <text:p>10.2261</text:p>
          </table:table-cell>
          <table:table-cell office:value-type="float" office:value="9.74429941177368" calcext:value-type="float">
            <text:p>9.7443</text:p>
          </table:table-cell>
          <table:table-cell office:value-type="float" office:value="10.77325963974" calcext:value-type="float">
            <text:p>10.7733</text:p>
          </table:table-cell>
          <table:table-cell office:value-type="float" office:value="10.4487736225128" calcext:value-type="float">
            <text:p>10.4488</text:p>
          </table:table-cell>
          <table:table-cell office:value-type="float" office:value="0.953391075134277" calcext:value-type="float">
            <text:p>0.9534</text:p>
          </table:table-cell>
          <table:table-cell office:value-type="float" office:value="1.08457612991333" calcext:value-type="float">
            <text:p>1.0846</text:p>
          </table:table-cell>
          <table:table-cell office:value-type="float" office:value="1.05007863044739" calcext:value-type="float">
            <text:p>1.0501</text:p>
          </table:table-cell>
          <table:table-cell/>
          <table:table-cell table:style-name="ce1" office:value-type="string" calcext:value-type="string">
            <text:p><text:span text:style-name="T1">Read</text:span> 10*100MB</text:p>
          </table:table-cell>
          <table:table-cell table:style-name="ce1" table:formula="of:=CONCATENATE(ROUND([.E8]; 2); CHAR(10); &quot;(&quot;; [.E11]; &quot;)&quot;)" office:value-type="string" office:string-value="10.09&#10;(9.79 - 10.39)" calcext:value-type="string">
            <text:p>10.09</text:p>
            <text:p>(9.79 - 10.39)</text:p>
          </table:table-cell>
          <table:table-cell table:style-name="ce1" table:formula="of:=CONCATENATE(ROUND([.E20]; 2); CHAR(10); &quot;(&quot;; [.E23]; &quot;)&quot;)" office:value-type="string" office:string-value="10.03&#10;(9.73 - 10.32)" calcext:value-type="string">
            <text:p>10.03</text:p>
            <text:p>(9.73 - 10.32)</text:p>
          </table:table-cell>
          <table:table-cell table:style-name="ce1" table:formula="of:=CONCATENATE(ROUND([.E32]; 2); CHAR(10); &quot;(&quot;; [.E35]; &quot;)&quot;)" office:value-type="string" office:string-value="10.31&#10;(10.22 - 10.39)" calcext:value-type="string">
            <text:p>10.31</text:p>
            <text:p>(10.22 - 10.39)</text:p>
          </table:table-cell>
          <table:table-cell table:style-name="ce1" table:formula="of:=CONCATENATE(ROUND([.E44]; 2); CHAR(10); &quot;(&quot;; [.E47]; &quot;)&quot;)" office:value-type="string" office:string-value="10.38&#10;(10.35 - 10.4)" calcext:value-type="string">
            <text:p>10.38</text:p>
            <text:p>(10.35 - 10.4)</text:p>
          </table:table-cell>
        </table:table-row>
        <table:table-row table:style-name="ro4">
          <table:table-cell office:value-type="string" calcext:value-type="string">
            <text:p>Average</text:p>
          </table:table-cell>
          <table:table-cell table:style-name="ce1" office:value-type="float" office:value="9.793" calcext:value-type="float">
            <text:p>9.793</text:p>
          </table:table-cell>
          <table:table-cell table:style-name="ce1" office:value-type="float" office:value="10.5594" calcext:value-type="float">
            <text:p>10.5594</text:p>
          </table:table-cell>
          <table:table-cell table:style-name="ce1" office:value-type="float" office:value="10.7347" calcext:value-type="float">
            <text:p>10.7347</text:p>
          </table:table-cell>
          <table:table-cell table:style-name="ce1" office:value-type="float" office:value="10.0937" calcext:value-type="float">
            <text:p>10.0937</text:p>
          </table:table-cell>
          <table:table-cell table:style-name="ce1" office:value-type="float" office:value="10.8482" calcext:value-type="float">
            <text:p>10.8482</text:p>
          </table:table-cell>
          <table:table-cell table:style-name="ce1" office:value-type="float" office:value="10.8935" calcext:value-type="float">
            <text:p>10.8935</text:p>
          </table:table-cell>
          <table:table-cell table:style-name="ce1" office:value-type="float" office:value="0.9906" calcext:value-type="float">
            <text:p>0.9906</text:p>
          </table:table-cell>
          <table:table-cell table:style-name="ce1" office:value-type="float" office:value="1.0713" calcext:value-type="float">
            <text:p>1.0713</text:p>
          </table:table-cell>
          <table:table-cell table:style-name="ce1" office:value-type="float" office:value="1.0636" calcext:value-type="float">
            <text:p>1.0636</text:p>
          </table:table-cell>
          <table:table-cell/>
          <table:table-cell table:style-name="ce1" office:value-type="string" calcext:value-type="string">
            <text:p><text:span text:style-name="T1">Write</text:span> 10*100MB new</text:p>
          </table:table-cell>
          <table:table-cell table:style-name="ce1" table:formula="of:=CONCATENATE(ROUND([.F8]; 2); CHAR(10); &quot;(&quot;; [.F11]; &quot;)&quot;)" office:value-type="string" office:string-value="10.85&#10;(10.65 - 11.05)" calcext:value-type="string">
            <text:p>10.85</text:p>
            <text:p>(10.65 - 11.05)</text:p>
          </table:table-cell>
          <table:table-cell table:style-name="ce1" table:formula="of:=CONCATENATE(ROUND([.F20]; 2); CHAR(10); &quot;(&quot;; [.F23]; &quot;)&quot;)" office:value-type="string" office:string-value="10.57&#10;(10.33 - 10.8)" calcext:value-type="string">
            <text:p>10.57</text:p>
            <text:p>(10.33 - 10.8)</text:p>
          </table:table-cell>
          <table:table-cell table:style-name="ce1" table:formula="of:=CONCATENATE(ROUND([.F32]; 2); CHAR(10); &quot;(&quot;; [.F35]; &quot;)&quot;)" office:value-type="string" office:string-value="13.84&#10;(13.69 - 14)" calcext:value-type="string">
            <text:p>13.84</text:p>
            <text:p>(13.69 - 14)</text:p>
          </table:table-cell>
          <table:table-cell table:style-name="ce1" table:formula="of:=CONCATENATE(ROUND([.F44]; 2); CHAR(10); &quot;(&quot;; [.F47]; &quot;)&quot;)" office:value-type="string" office:string-value="13.68&#10;(13.3 - 14.05)" calcext:value-type="string">
            <text:p>13.68</text:p>
            <text:p>(13.3 - 14.05)</text:p>
          </table:table-cell>
        </table:table-row>
        <table:table-row table:style-name="ro4">
          <table:table-cell office:value-type="string" calcext:value-type="string">
            <text:p>Stdev</text:p>
          </table:table-cell>
          <table:table-cell table:formula="of:=ROUND(STDEV([.B3:.B7]); 4)" office:value-type="float" office:value="0.3122" calcext:value-type="float">
            <text:p>0.3122</text:p>
          </table:table-cell>
          <table:table-cell table:formula="of:=ROUND(STDEV([.C3:.C7]); 4)" office:value-type="float" office:value="0.2054" calcext:value-type="float">
            <text:p>0.2054</text:p>
          </table:table-cell>
          <table:table-cell table:formula="of:=ROUND(STDEV([.D3:.D7]); 4)" office:value-type="float" office:value="0.1732" calcext:value-type="float">
            <text:p>0.1732</text:p>
          </table:table-cell>
          <table:table-cell table:formula="of:=ROUND(STDEV([.E3:.E7]); 4)" office:value-type="float" office:value="0.3796" calcext:value-type="float">
            <text:p>0.3796</text:p>
          </table:table-cell>
          <table:table-cell table:formula="of:=ROUND(STDEV([.F3:.F7]); 4)" office:value-type="float" office:value="0.2289" calcext:value-type="float">
            <text:p>0.2289</text:p>
          </table:table-cell>
          <table:table-cell table:formula="of:=ROUND(STDEV([.G3:.G7]); 4)" office:value-type="float" office:value="0.1363" calcext:value-type="float">
            <text:p>0.1363</text:p>
          </table:table-cell>
          <table:table-cell table:formula="of:=ROUND(STDEV([.H3:.H7]); 4)" office:value-type="float" office:value="0.0483" calcext:value-type="float">
            <text:p>0.0483</text:p>
          </table:table-cell>
          <table:table-cell table:formula="of:=ROUND(STDEV([.I3:.I7]); 4)" office:value-type="float" office:value="0.0267" calcext:value-type="float">
            <text:p>0.0267</text:p>
          </table:table-cell>
          <table:table-cell table:formula="of:=ROUND(STDEV([.J3:.J7]); 4)" office:value-type="float" office:value="0.0517" calcext:value-type="float">
            <text:p>0.0517</text:p>
          </table:table-cell>
          <table:table-cell/>
          <table:table-cell table:style-name="ce1" office:value-type="string" calcext:value-type="string">
            <text:p><text:span text:style-name="T1">Write</text:span> 10*100MB existing</text:p>
          </table:table-cell>
          <table:table-cell table:style-name="ce1" table:formula="of:=CONCATENATE(ROUND([.G8]; 2); CHAR(10); &quot;(&quot;; [.G11]; &quot;)&quot;)" office:value-type="string" office:string-value="10.89&#10;(10.72 - 11.07)" calcext:value-type="string">
            <text:p>10.89</text:p>
            <text:p>(10.72 - 11.07)</text:p>
          </table:table-cell>
          <table:table-cell table:style-name="ce1" table:formula="of:=CONCATENATE(ROUND([.G20]; 2); CHAR(10); &quot;(&quot;; [.G23]; &quot;)&quot;)" office:value-type="string" office:string-value="10.61&#10;(10.46 - 10.76)" calcext:value-type="string">
            <text:p>10.61</text:p>
            <text:p>(10.46 - 10.76)</text:p>
          </table:table-cell>
          <table:table-cell table:style-name="ce1" table:formula="of:=CONCATENATE(ROUND([.G32]; 2); CHAR(10); &quot;(&quot;; [.G35]; &quot;)&quot;)" office:value-type="string" office:string-value="23.9&#10;(23.66 - 24.15)" calcext:value-type="string">
            <text:p>23.9</text:p>
            <text:p>(23.66 - 24.15)</text:p>
          </table:table-cell>
          <table:table-cell table:style-name="ce1" table:formula="of:=CONCATENATE(ROUND([.G44]; 2); CHAR(10); &quot;(&quot;; [.G47]; &quot;)&quot;)" office:value-type="string" office:string-value="24.32&#10;(24.17 - 24.48)" calcext:value-type="string">
            <text:p>24.32</text:p>
            <text:p>(24.17 - 24.48)</text:p>
          </table:table-cell>
        </table:table-row>
        <table:table-row table:style-name="ro4">
          <table:table-cell/>
          <table:table-cell table:formula="of:=CONFIDENCE(0.05; STDEV([.B3:.B8]); 5)" office:value-type="float" office:value="0.257171979924203" calcext:value-type="float">
            <text:p>0.2572</text:p>
          </table:table-cell>
          <table:table-cell table:formula="of:=CONFIDENCE(0.05; STDEV([.C3:.C8]); 5)" office:value-type="float" office:value="0.265615194964167" calcext:value-type="float">
            <text:p>0.2656</text:p>
          </table:table-cell>
          <table:table-cell table:formula="of:=CONFIDENCE(0.05; STDEV([.D3:.D8]); 5)" office:value-type="float" office:value="0.309686943297632" calcext:value-type="float">
            <text:p>0.3097</text:p>
          </table:table-cell>
          <table:table-cell table:formula="of:=CONFIDENCE(0.05; STDEV([.E3:.E8]); 5)" office:value-type="float" office:value="0.300497180271826" calcext:value-type="float">
            <text:p>0.3005</text:p>
          </table:table-cell>
          <table:table-cell table:formula="of:=CONFIDENCE(0.05; STDEV([.F3:.F8]); 5)" office:value-type="float" office:value="0.19788423225859" calcext:value-type="float">
            <text:p>0.1979</text:p>
          </table:table-cell>
          <table:table-cell table:formula="of:=CONFIDENCE(0.05; STDEV([.G3:.G8]); 5)" office:value-type="float" office:value="0.174876531090691" calcext:value-type="float">
            <text:p>0.1749</text:p>
          </table:table-cell>
          <table:table-cell table:formula="of:=CONFIDENCE(0.05; STDEV([.H3:.H8]); 5)" office:value-type="float" office:value="0.0378984543054578" calcext:value-type="float">
            <text:p>0.0379</text:p>
          </table:table-cell>
          <table:table-cell table:formula="of:=CONFIDENCE(0.05; STDEV([.I3:.I8]); 5)" office:value-type="float" office:value="0.0239921686843064" calcext:value-type="float">
            <text:p>0.0240</text:p>
          </table:table-cell>
          <table:table-cell table:formula="of:=CONFIDENCE(0.05; STDEV([.J3:.J8]); 5)" office:value-type="float" office:value="0.0406080892092184" calcext:value-type="float">
            <text:p>0.0406</text:p>
          </table:table-cell>
          <table:table-cell/>
          <table:table-cell table:style-name="ce1" office:value-type="string" calcext:value-type="string">
            <text:p><text:span text:style-name="T1">Read</text:span> 100MB</text:p>
          </table:table-cell>
          <table:table-cell table:style-name="ce1" table:formula="of:=CONCATENATE(ROUND([.H8]; 2); CHAR(10); &quot;(&quot;; [.H11]; &quot;)&quot;)" office:value-type="string" office:string-value="0.99&#10;(0.95 - 1.03)" calcext:value-type="string">
            <text:p>0.99</text:p>
            <text:p>(0.95 - 1.03)</text:p>
          </table:table-cell>
          <table:table-cell table:style-name="ce1" table:formula="of:=CONCATENATE(ROUND([.H20]; 2); CHAR(10); &quot;(&quot;; [.H23]; &quot;)&quot;)" office:value-type="string" office:string-value="1.01&#10;(0.97 - 1.05)" calcext:value-type="string">
            <text:p>1.01</text:p>
            <text:p>(0.97 - 1.05)</text:p>
          </table:table-cell>
          <table:table-cell table:style-name="ce1" table:formula="of:=CONCATENATE(ROUND([.H32]; 2); CHAR(10); &quot;(&quot;; [.H35]; &quot;)&quot;)" office:value-type="string" office:string-value="1.03&#10;(1.03 - 1.03)" calcext:value-type="string">
            <text:p>1.03</text:p>
            <text:p>(1.03 - 1.03)</text:p>
          </table:table-cell>
          <table:table-cell table:style-name="ce1" table:formula="of:=CONCATENATE(ROUND([.H44]; 2); CHAR(10); &quot;(&quot;; [.H47]; &quot;)&quot;)" office:value-type="string" office:string-value="1.06&#10;(1.05 - 1.06)" calcext:value-type="string">
            <text:p>1.06</text:p>
            <text:p>(1.05 - 1.06)</text:p>
          </table:table-cell>
        </table:table-row>
        <table:table-row table:style-name="ro4">
          <table:table-cell office:value-type="string" calcext:value-type="string">
            <text:p>95% Confidence interval</text:p>
          </table:table-cell>
          <table:table-cell table:style-name="ce1" table:formula="of:=CONCATENATE(ROUND([.B8]-[.B10]; 2);&quot; - &quot;;ROUND([.B8]+[.B10]; 2))" office:value-type="string" office:string-value="9.54 - 10.05" calcext:value-type="string">
            <text:p>9.54 - 10.05</text:p>
          </table:table-cell>
          <table:table-cell table:style-name="ce1" table:formula="of:=CONCATENATE(ROUND([.C8]-[.C10]; 2);&quot; - &quot;;ROUND([.C8]+[.C10]; 2))" office:value-type="string" office:string-value="10.29 - 10.83" calcext:value-type="string">
            <text:p>10.29 - 10.83</text:p>
          </table:table-cell>
          <table:table-cell table:style-name="ce1" table:formula="of:=CONCATENATE(ROUND([.D8]-[.D10]; 2);&quot; - &quot;;ROUND([.D8]+[.D10]; 2))" office:value-type="string" office:string-value="10.43 - 11.04" calcext:value-type="string">
            <text:p>10.43 - 11.04</text:p>
          </table:table-cell>
          <table:table-cell table:style-name="ce1" table:formula="of:=CONCATENATE(ROUND([.E8]-[.E10]; 2);&quot; - &quot;;ROUND([.E8]+[.E10]; 2))" office:value-type="string" office:string-value="9.79 - 10.39" calcext:value-type="string">
            <text:p>9.79 - 10.39</text:p>
          </table:table-cell>
          <table:table-cell table:style-name="ce1" table:formula="of:=CONCATENATE(ROUND([.F8]-[.F10]; 2);&quot; - &quot;;ROUND([.F8]+[.F10]; 2))" office:value-type="string" office:string-value="10.65 - 11.05" calcext:value-type="string">
            <text:p>10.65 - 11.05</text:p>
          </table:table-cell>
          <table:table-cell table:style-name="ce1" table:formula="of:=CONCATENATE(ROUND([.G8]-[.G10]; 2);&quot; - &quot;;ROUND([.G8]+[.G10]; 2))" office:value-type="string" office:string-value="10.72 - 11.07" calcext:value-type="string">
            <text:p>10.72 - 11.07</text:p>
          </table:table-cell>
          <table:table-cell table:style-name="ce1" table:formula="of:=CONCATENATE(ROUND([.H8]-[.H10]; 2);&quot; - &quot;;ROUND([.H8]+[.H10]; 2))" office:value-type="string" office:string-value="0.95 - 1.03" calcext:value-type="string">
            <text:p>0.95 - 1.03</text:p>
          </table:table-cell>
          <table:table-cell table:style-name="ce1" table:formula="of:=CONCATENATE(ROUND([.I8]-[.I10]; 2);&quot; - &quot;;ROUND([.I8]+[.I10]; 2))" office:value-type="string" office:string-value="1.05 - 1.1" calcext:value-type="string">
            <text:p>1.05 - 1.1</text:p>
          </table:table-cell>
          <table:table-cell table:style-name="ce1" table:formula="of:=CONCATENATE(ROUND([.J8]-[.J10]; 2);&quot; - &quot;;ROUND([.J8]+[.J10]; 2))" office:value-type="string" office:string-value="1.02 - 1.1" calcext:value-type="string">
            <text:p>1.02 - 1.1</text:p>
          </table:table-cell>
          <table:table-cell/>
          <table:table-cell table:style-name="ce1" office:value-type="string" calcext:value-type="string">
            <text:p><text:span text:style-name="T1">Write</text:span> 100MB new</text:p>
          </table:table-cell>
          <table:table-cell table:style-name="ce1" table:formula="of:=CONCATENATE(ROUND([.I8]; 2); CHAR(10); &quot;(&quot;; [.I11]; &quot;)&quot;)" office:value-type="string" office:string-value="1.07&#10;(1.05 - 1.1)" calcext:value-type="string">
            <text:p>1.07</text:p>
            <text:p>(1.05 - 1.1)</text:p>
          </table:table-cell>
          <table:table-cell table:style-name="ce1" table:formula="of:=CONCATENATE(ROUND([.I20]; 2); CHAR(10); &quot;(&quot;; [.I23]; &quot;)&quot;)" office:value-type="string" office:string-value="1.12&#10;(1.02 - 1.22)" calcext:value-type="string">
            <text:p>1.12</text:p>
            <text:p>(1.02 - 1.22)</text:p>
          </table:table-cell>
          <table:table-cell table:style-name="ce1" table:formula="of:=CONCATENATE(ROUND([.I32]; 2); CHAR(10); &quot;(&quot;; [.I35]; &quot;)&quot;)" office:value-type="string" office:string-value="1.29&#10;(1.25 - 1.33)" calcext:value-type="string">
            <text:p>1.29</text:p>
            <text:p>(1.25 - 1.33)</text:p>
          </table:table-cell>
          <table:table-cell table:style-name="ce1" table:formula="of:=CONCATENATE(ROUND([.I44]; 2); CHAR(10); &quot;(&quot;; [.I47]; &quot;)&quot;)" office:value-type="string" office:string-value="1.28&#10;(1.25 - 1.31)" calcext:value-type="string">
            <text:p>1.28</text:p>
            <text:p>(1.25 - 1.31)</text:p>
          </table:table-cell>
        </table:table-row>
        <table:table-row table:style-name="ro5">
          <table:table-cell table:number-columns-repeated="11"/>
          <table:table-cell table:style-name="ce1" office:value-type="string" calcext:value-type="string">
            <text:p><text:span text:style-name="T1">Write</text:span> 100MB existing</text:p>
          </table:table-cell>
          <table:table-cell table:style-name="ce1" table:formula="of:=CONCATENATE(ROUND([.J8]; 2); CHAR(10); &quot;(&quot;; [.J11]; &quot;)&quot;)" office:value-type="string" office:string-value="1.06&#10;(1.02 - 1.1)" calcext:value-type="string">
            <text:p>1.06</text:p>
            <text:p>(1.02 - 1.1)</text:p>
          </table:table-cell>
          <table:table-cell table:style-name="ce1" table:formula="of:=CONCATENATE(ROUND([.J20]; 2); CHAR(10); &quot;(&quot;; [.J23]; &quot;)&quot;)" office:value-type="string" office:string-value="1.07&#10;(1.05 - 1.09)" calcext:value-type="string">
            <text:p>1.07</text:p>
            <text:p>(1.05 - 1.09)</text:p>
          </table:table-cell>
          <table:table-cell table:style-name="ce1" table:formula="of:=CONCATENATE(ROUND([.J32]; 2); CHAR(10); &quot;(&quot;; [.J35]; &quot;)&quot;)" office:value-type="string" office:string-value="1.38&#10;(1.17 - 1.58)" calcext:value-type="string">
            <text:p>1.38</text:p>
            <text:p>(1.17 - 1.58)</text:p>
          </table:table-cell>
          <table:table-cell table:style-name="ce1" table:formula="of:=CONCATENATE(ROUND([.J44]; 2); CHAR(10); &quot;(&quot;; [.J47]; &quot;)&quot;)" office:value-type="string" office:string-value="1.28&#10;(1.25 - 1.32)" calcext:value-type="string">
            <text:p>1.28</text:p>
            <text:p>(1.25 - 1.32)</text:p>
          </table:table-cell>
        </table:table-row>
        <table:table-row table:style-name="ro1">
          <table:table-cell/>
          <table:table-cell office:value-type="string" calcext:value-type="string">
            <text:p>Bind Mount 10 layers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/>
          <table:table-cell table:style-name="ce1" office:value-type="string" calcext:value-type="string">
            <text:p>20 Layers</text:p>
          </table:table-cell>
          <table:table-cell table:style-name="ce1" office:value-type="string" calcext:value-type="string">
            <text:p>Host</text:p>
          </table:table-cell>
          <table:table-cell table:style-name="ce2" office:value-type="string" calcext:value-type="string">
            <text:p>Bind Mount</text:p>
          </table:table-cell>
          <table:table-cell table:style-name="ce2" office:value-type="string" calcext:value-type="string">
            <text:p>Layer 0/20</text:p>
          </table:table-cell>
          <table:table-cell table:style-name="ce2" office:value-type="string" calcext:value-type="string">
            <text:p>Layer 19/20</text:p>
          </table:table-cell>
        </table:table-row>
        <table:table-row table:style-name="ro4">
          <table:table-cell/>
          <table:table-cell office:value-type="float" office:value="9.7186861038208" calcext:value-type="float">
            <text:p>9.7187</text:p>
          </table:table-cell>
          <table:table-cell office:value-type="float" office:value="10.8279461860657" calcext:value-type="float">
            <text:p>10.8279</text:p>
          </table:table-cell>
          <table:table-cell office:value-type="float" office:value="10.6466424465179" calcext:value-type="float">
            <text:p>10.6466</text:p>
          </table:table-cell>
          <table:table-cell office:value-type="float" office:value="10.3631653785706" calcext:value-type="float">
            <text:p>10.3632</text:p>
          </table:table-cell>
          <table:table-cell office:value-type="float" office:value="10.340292930603" calcext:value-type="float">
            <text:p>10.3403</text:p>
          </table:table-cell>
          <table:table-cell office:value-type="float" office:value="10.431648015976" calcext:value-type="float">
            <text:p>10.4316</text:p>
          </table:table-cell>
          <table:table-cell office:value-type="float" office:value="1.07185101509094" calcext:value-type="float">
            <text:p>1.0719</text:p>
          </table:table-cell>
          <table:table-cell office:value-type="float" office:value="1.01368713378906" calcext:value-type="float">
            <text:p>1.0137</text:p>
          </table:table-cell>
          <table:table-cell office:value-type="float" office:value="1.02512359619141" calcext:value-type="float">
            <text:p>1.0251</text:p>
          </table:table-cell>
          <table:table-cell/>
          <table:table-cell table:style-name="ce1" office:value-type="string" calcext:value-type="string">
            <text:p>Read 1GB</text:p>
          </table:table-cell>
          <table:table-cell table:style-name="ce1" table:formula="of:=CONCATENATE(ROUND([.B8]; 2); CHAR(10); &quot;(&quot;; [.B11]; &quot;)&quot;)" office:value-type="string" office:string-value="9.79&#10;(9.54 - 10.05)" calcext:value-type="string">
            <text:p>9.79</text:p>
            <text:p>(9.54 - 10.05)</text:p>
          </table:table-cell>
          <table:table-cell table:style-name="ce1" table:formula="of:=CONCATENATE(ROUND([.B56]; 2); CHAR(10); &quot;(&quot;; [.B59]; &quot;)&quot;)" office:value-type="string" office:string-value="9.76&#10;(9.55 - 9.97)" calcext:value-type="string">
            <text:p>9.76</text:p>
            <text:p>(9.55 - 9.97)</text:p>
          </table:table-cell>
          <table:table-cell table:style-name="ce1" table:formula="of:=CONCATENATE(ROUND([.B68]; 2); CHAR(10); &quot;(&quot;; [.B71]; &quot;)&quot;)" office:value-type="string" office:string-value="10.05&#10;(10 - 10.1)" calcext:value-type="string">
            <text:p>10.05</text:p>
            <text:p>(10 - 10.1)</text:p>
          </table:table-cell>
          <table:table-cell table:style-name="ce1" table:formula="of:=CONCATENATE(ROUND([.B80]; 2); CHAR(10); &quot;(&quot;; [.B83]; &quot;)&quot;)" office:value-type="string" office:string-value="9.55&#10;(9.52 - 9.58)" calcext:value-type="string">
            <text:p>9.55</text:p>
            <text:p>(9.52 - 9.58)</text:p>
          </table:table-cell>
        </table:table-row>
        <table:table-row table:style-name="ro4">
          <table:table-cell/>
          <table:table-cell office:value-type="float" office:value="10.3541288375855" calcext:value-type="float">
            <text:p>10.3541</text:p>
          </table:table-cell>
          <table:table-cell office:value-type="float" office:value="9.77376246452332" calcext:value-type="float">
            <text:p>9.7738</text:p>
          </table:table-cell>
          <table:table-cell office:value-type="float" office:value="9.89790058135986" calcext:value-type="float">
            <text:p>9.8979</text:p>
          </table:table-cell>
          <table:table-cell office:value-type="float" office:value="9.67412734031677" calcext:value-type="float">
            <text:p>9.6741</text:p>
          </table:table-cell>
          <table:table-cell office:value-type="float" office:value="10.5576117038727" calcext:value-type="float">
            <text:p>10.5576</text:p>
          </table:table-cell>
          <table:table-cell office:value-type="float" office:value="10.7980539798737" calcext:value-type="float">
            <text:p>10.7981</text:p>
          </table:table-cell>
          <table:table-cell office:value-type="float" office:value="0.959797620773315" calcext:value-type="float">
            <text:p>0.9598</text:p>
          </table:table-cell>
          <table:table-cell office:value-type="float" office:value="1.26627802848816" calcext:value-type="float">
            <text:p>1.2663</text:p>
          </table:table-cell>
          <table:table-cell office:value-type="float" office:value="1.07395505905151" calcext:value-type="float">
            <text:p>1.0740</text:p>
          </table:table-cell>
          <table:table-cell/>
          <table:table-cell table:style-name="ce1" office:value-type="string" calcext:value-type="string">
            <text:p>Write 1GB new</text:p>
          </table:table-cell>
          <table:table-cell table:style-name="ce1" table:formula="of:=CONCATENATE(ROUND([.C8]; 2); CHAR(10); &quot;(&quot;; [.C11]; &quot;)&quot;)" office:value-type="string" office:string-value="10.56&#10;(10.29 - 10.83)" calcext:value-type="string">
            <text:p>10.56</text:p>
            <text:p>(10.29 - 10.83)</text:p>
          </table:table-cell>
          <table:table-cell table:style-name="ce1" table:formula="of:=CONCATENATE(ROUND([.C56]; 2); CHAR(10); &quot;(&quot;; [.C59]; &quot;)&quot;)" office:value-type="string" office:string-value="10.59&#10;(10.1 - 11.09)" calcext:value-type="string">
            <text:p>10.59</text:p>
            <text:p>(10.1 - 11.09)</text:p>
          </table:table-cell>
          <table:table-cell table:style-name="ce1" table:formula="of:=CONCATENATE(ROUND([.C68]; 2); CHAR(10); &quot;(&quot;; [.C71]; &quot;)&quot;)" office:value-type="string" office:string-value="11.4&#10;(11.19 - 11.62)" calcext:value-type="string">
            <text:p>11.4</text:p>
            <text:p>(11.19 - 11.62)</text:p>
          </table:table-cell>
          <table:table-cell table:style-name="ce1" table:formula="of:=CONCATENATE(ROUND([.C80]; 2); CHAR(10); &quot;(&quot;; [.C83]; &quot;)&quot;)" office:value-type="string" office:string-value="11.45&#10;(11.34 - 11.57)" calcext:value-type="string">
            <text:p>11.45</text:p>
            <text:p>(11.34 - 11.57)</text:p>
          </table:table-cell>
        </table:table-row>
        <table:table-row table:style-name="ro4">
          <table:table-cell/>
          <table:table-cell office:value-type="float" office:value="9.70823311805725" calcext:value-type="float">
            <text:p>9.7082</text:p>
          </table:table-cell>
          <table:table-cell office:value-type="float" office:value="10.0260415077209" calcext:value-type="float">
            <text:p>10.0260</text:p>
          </table:table-cell>
          <table:table-cell office:value-type="float" office:value="10.60324883461" calcext:value-type="float">
            <text:p>10.6032</text:p>
          </table:table-cell>
          <table:table-cell office:value-type="float" office:value="9.78429293632507" calcext:value-type="float">
            <text:p>9.7843</text:p>
          </table:table-cell>
          <table:table-cell office:value-type="float" office:value="10.6571209430695" calcext:value-type="float">
            <text:p>10.6571</text:p>
          </table:table-cell>
          <table:table-cell office:value-type="float" office:value="10.7743811607361" calcext:value-type="float">
            <text:p>10.7744</text:p>
          </table:table-cell>
          <table:table-cell office:value-type="float" office:value="0.972498893737793" calcext:value-type="float">
            <text:p>0.9725</text:p>
          </table:table-cell>
          <table:table-cell office:value-type="float" office:value="1.05430841445923" calcext:value-type="float">
            <text:p>1.0543</text:p>
          </table:table-cell>
          <table:table-cell office:value-type="float" office:value="1.07135152816772" calcext:value-type="float">
            <text:p>1.0714</text:p>
          </table:table-cell>
          <table:table-cell/>
          <table:table-cell table:style-name="ce1" office:value-type="string" calcext:value-type="string">
            <text:p><text:span text:style-name="T1">Write</text:span> 1GB existing</text:p>
          </table:table-cell>
          <table:table-cell table:style-name="ce1" table:formula="of:=CONCATENATE(ROUND([.D8]; 2); CHAR(10); &quot;(&quot;; [.D11]; &quot;)&quot;)" office:value-type="string" office:string-value="10.73&#10;(10.43 - 11.04)" calcext:value-type="string">
            <text:p>10.73</text:p>
            <text:p>(10.43 - 11.04)</text:p>
          </table:table-cell>
          <table:table-cell table:style-name="ce1" table:formula="of:=CONCATENATE(ROUND([.D56]; 2); CHAR(10); &quot;(&quot;; [.D59]; &quot;)&quot;)" office:value-type="string" office:string-value="10.38&#10;(9.99 - 10.76)" calcext:value-type="string">
            <text:p>10.38</text:p>
            <text:p>(9.99 - 10.76)</text:p>
          </table:table-cell>
          <table:table-cell table:style-name="ce1" table:formula="of:=CONCATENATE(ROUND([.D68]; 2); CHAR(10); &quot;(&quot;; [.D71]; &quot;)&quot;)" office:value-type="string" office:string-value="12.18&#10;(11.57 - 12.78)" calcext:value-type="string">
            <text:p>12.18</text:p>
            <text:p>(11.57 - 12.78)</text:p>
          </table:table-cell>
          <table:table-cell table:style-name="ce1" table:formula="of:=CONCATENATE(ROUND([.D80]; 2); CHAR(10); &quot;(&quot;; [.D83]; &quot;)&quot;)" office:value-type="string" office:string-value="12.01&#10;(11.5 - 12.52)" calcext:value-type="string">
            <text:p>12.01</text:p>
            <text:p>(11.5 - 12.52)</text:p>
          </table:table-cell>
        </table:table-row>
        <table:table-row table:style-name="ro4">
          <table:table-cell/>
          <table:table-cell office:value-type="float" office:value="9.91785717010498" calcext:value-type="float">
            <text:p>9.9179</text:p>
          </table:table-cell>
          <table:table-cell office:value-type="float" office:value="11.1403729915619" calcext:value-type="float">
            <text:p>11.1404</text:p>
          </table:table-cell>
          <table:table-cell office:value-type="float" office:value="10.9032394886017" calcext:value-type="float">
            <text:p>10.9032</text:p>
          </table:table-cell>
          <table:table-cell office:value-type="float" office:value="9.80617928504944" calcext:value-type="float">
            <text:p>9.8062</text:p>
          </table:table-cell>
          <table:table-cell office:value-type="float" office:value="11.0157845020294" calcext:value-type="float">
            <text:p>11.0158</text:p>
          </table:table-cell>
          <table:table-cell office:value-type="float" office:value="10.6734640598297" calcext:value-type="float">
            <text:p>10.6735</text:p>
          </table:table-cell>
          <table:table-cell office:value-type="float" office:value="0.985781669616699" calcext:value-type="float">
            <text:p>0.9858</text:p>
          </table:table-cell>
          <table:table-cell office:value-type="float" office:value="1.2605311870575" calcext:value-type="float">
            <text:p>1.2605</text:p>
          </table:table-cell>
          <table:table-cell office:value-type="float" office:value="1.09812569618225" calcext:value-type="float">
            <text:p>1.0981</text:p>
          </table:table-cell>
          <table:table-cell/>
          <table:table-cell table:style-name="ce1" office:value-type="string" calcext:value-type="string">
            <text:p><text:span text:style-name="T1">Read</text:span> 10*100MB</text:p>
          </table:table-cell>
          <table:table-cell table:style-name="ce1" table:formula="of:=CONCATENATE(ROUND([.E8]; 2); CHAR(10); &quot;(&quot;; [.E11]; &quot;)&quot;)" office:value-type="string" office:string-value="10.09&#10;(9.79 - 10.39)" calcext:value-type="string">
            <text:p>10.09</text:p>
            <text:p>(9.79 - 10.39)</text:p>
          </table:table-cell>
          <table:table-cell table:style-name="ce1" table:formula="of:=CONCATENATE(ROUND([.E56]; 2); CHAR(10); &quot;(&quot;; [.E59]; &quot;)&quot;)" office:value-type="string" office:string-value="9.89&#10;(9.62 - 10.17)" calcext:value-type="string">
            <text:p>9.89</text:p>
            <text:p>(9.62 - 10.17)</text:p>
          </table:table-cell>
          <table:table-cell table:style-name="ce1" table:formula="of:=CONCATENATE(ROUND([.E68]; 2); CHAR(10); &quot;(&quot;; [.E71]; &quot;)&quot;)" office:value-type="string" office:string-value="10.25&#10;(10.23 - 10.27)" calcext:value-type="string">
            <text:p>10.25</text:p>
            <text:p>(10.23 - 10.27)</text:p>
          </table:table-cell>
          <table:table-cell table:style-name="ce1" table:formula="of:=CONCATENATE(ROUND([.E80]; 2); CHAR(10); &quot;(&quot;; [.E83]; &quot;)&quot;)" office:value-type="string" office:string-value="9.75&#10;(9.72 - 9.78)" calcext:value-type="string">
            <text:p>9.75</text:p>
            <text:p>(9.72 - 9.78)</text:p>
          </table:table-cell>
        </table:table-row>
        <table:table-row table:style-name="ro4">
          <table:table-cell/>
          <table:table-cell office:value-type="float" office:value="10.4271812438965" calcext:value-type="float">
            <text:p>10.4272</text:p>
          </table:table-cell>
          <table:table-cell office:value-type="float" office:value="10.5364782810211" calcext:value-type="float">
            <text:p>10.5365</text:p>
          </table:table-cell>
          <table:table-cell office:value-type="float" office:value="9.86164999008179" calcext:value-type="float">
            <text:p>9.8616</text:p>
          </table:table-cell>
          <table:table-cell office:value-type="float" office:value="10.5040194988251" calcext:value-type="float">
            <text:p>10.5040</text:p>
          </table:table-cell>
          <table:table-cell office:value-type="float" office:value="10.2565081119537" calcext:value-type="float">
            <text:p>10.2565</text:p>
          </table:table-cell>
          <table:table-cell office:value-type="float" office:value="10.3905251026154" calcext:value-type="float">
            <text:p>10.3905</text:p>
          </table:table-cell>
          <table:table-cell office:value-type="float" office:value="1.04872894287109" calcext:value-type="float">
            <text:p>1.0487</text:p>
          </table:table-cell>
          <table:table-cell office:value-type="float" office:value="1.00472784042358" calcext:value-type="float">
            <text:p>1.0047</text:p>
          </table:table-cell>
          <table:table-cell office:value-type="float" office:value="1.08712601661682" calcext:value-type="float">
            <text:p>1.0871</text:p>
          </table:table-cell>
          <table:table-cell/>
          <table:table-cell table:style-name="ce1" office:value-type="string" calcext:value-type="string">
            <text:p><text:span text:style-name="T1">Write</text:span> 10*100MB new</text:p>
          </table:table-cell>
          <table:table-cell table:style-name="ce1" table:formula="of:=CONCATENATE(ROUND([.F8]; 2); CHAR(10); &quot;(&quot;; [.F11]; &quot;)&quot;)" office:value-type="string" office:string-value="10.85&#10;(10.65 - 11.05)" calcext:value-type="string">
            <text:p>10.85</text:p>
            <text:p>(10.65 - 11.05)</text:p>
          </table:table-cell>
          <table:table-cell table:style-name="ce1" table:formula="of:=CONCATENATE(ROUND([.F56]; 2); CHAR(10); &quot;(&quot;; [.F59]; &quot;)&quot;)" office:value-type="string" office:string-value="10.75&#10;(10.46 - 11.04)" calcext:value-type="string">
            <text:p>10.75</text:p>
            <text:p>(10.46 - 11.04)</text:p>
          </table:table-cell>
          <table:table-cell table:style-name="ce1" table:formula="of:=CONCATENATE(ROUND([.F68]; 2); CHAR(10); &quot;(&quot;; [.F71]; &quot;)&quot;)" office:value-type="string" office:string-value="13.6&#10;(13.21 - 14)" calcext:value-type="string">
            <text:p>13.6</text:p>
            <text:p>(13.21 - 14)</text:p>
          </table:table-cell>
          <table:table-cell table:style-name="ce1" table:formula="of:=CONCATENATE(ROUND([.F80]; 2); CHAR(10); &quot;(&quot;; [.F83]; &quot;)&quot;)" office:value-type="string" office:string-value="13.47&#10;(13.17 - 13.76)" calcext:value-type="string">
            <text:p>13.47</text:p>
            <text:p>(13.17 - 13.76)</text:p>
          </table:table-cell>
        </table:table-row>
        <table:table-row table:style-name="ro4">
          <table:table-cell office:value-type="string" calcext:value-type="string">
            <text:p>Average</text:p>
          </table:table-cell>
          <table:table-cell table:formula="of:=AVERAGE([.B15:.B19])" office:value-type="float" office:value="10.025217294693" calcext:value-type="float">
            <text:p>10.0252</text:p>
          </table:table-cell>
          <table:table-cell table:formula="of:=AVERAGE([.C15:.C19])" office:value-type="float" office:value="10.4609202861786" calcext:value-type="float">
            <text:p>10.4609</text:p>
          </table:table-cell>
          <table:table-cell table:formula="of:=AVERAGE([.D15:.D19])" office:value-type="float" office:value="10.3825362682343" calcext:value-type="float">
            <text:p>10.3825</text:p>
          </table:table-cell>
          <table:table-cell table:formula="of:=AVERAGE([.E15:.E19])" office:value-type="float" office:value="10.0263568878174" calcext:value-type="float">
            <text:p>10.0264</text:p>
          </table:table-cell>
          <table:table-cell table:formula="of:=AVERAGE([.F15:.F19])" office:value-type="float" office:value="10.5654636383057" calcext:value-type="float">
            <text:p>10.5655</text:p>
          </table:table-cell>
          <table:table-cell table:formula="of:=AVERAGE([.G15:.G19])" office:value-type="float" office:value="10.6136144638062" calcext:value-type="float">
            <text:p>10.6136</text:p>
          </table:table-cell>
          <table:table-cell table:formula="of:=AVERAGE([.H15:.H19])" office:value-type="float" office:value="1.00773162841797" calcext:value-type="float">
            <text:p>1.0077</text:p>
          </table:table-cell>
          <table:table-cell table:formula="of:=AVERAGE([.I15:.I19])" office:value-type="float" office:value="1.11990652084351" calcext:value-type="float">
            <text:p>1.1199</text:p>
          </table:table-cell>
          <table:table-cell table:formula="of:=AVERAGE([.J15:.J19])" office:value-type="float" office:value="1.07113637924194" calcext:value-type="float">
            <text:p>1.0711</text:p>
          </table:table-cell>
          <table:table-cell/>
          <table:table-cell table:style-name="ce1" office:value-type="string" calcext:value-type="string">
            <text:p><text:span text:style-name="T1">Write</text:span> 10*100MB existing</text:p>
          </table:table-cell>
          <table:table-cell table:style-name="ce1" table:formula="of:=CONCATENATE(ROUND([.G8]; 2); CHAR(10); &quot;(&quot;; [.G11]; &quot;)&quot;)" office:value-type="string" office:string-value="10.89&#10;(10.72 - 11.07)" calcext:value-type="string">
            <text:p>10.89</text:p>
            <text:p>(10.72 - 11.07)</text:p>
          </table:table-cell>
          <table:table-cell table:style-name="ce1" table:formula="of:=CONCATENATE(ROUND([.G56]; 2); CHAR(10); &quot;(&quot;; [.G59]; &quot;)&quot;)" office:value-type="string" office:string-value="10.96&#10;(10.53 - 11.39)" calcext:value-type="string">
            <text:p>10.96</text:p>
            <text:p>(10.53 - 11.39)</text:p>
          </table:table-cell>
          <table:table-cell table:style-name="ce1" table:formula="of:=CONCATENATE(ROUND([.G68]; 2); CHAR(10); &quot;(&quot;; [.G71]; &quot;)&quot;)" office:value-type="string" office:string-value="24.02&#10;(23.31 - 24.72)" calcext:value-type="string">
            <text:p>24.02</text:p>
            <text:p>(23.31 - 24.72)</text:p>
          </table:table-cell>
          <table:table-cell table:style-name="ce1" table:formula="of:=CONCATENATE(ROUND([.G80]; 2); CHAR(10); &quot;(&quot;; [.G83]; &quot;)&quot;)" office:value-type="string" office:string-value="23.77&#10;(23.06 - 24.48)" calcext:value-type="string">
            <text:p>23.77</text:p>
            <text:p>(23.06 - 24.48)</text:p>
          </table:table-cell>
        </table:table-row>
        <table:table-row table:style-name="ro4">
          <table:table-cell office:value-type="string" calcext:value-type="string">
            <text:p>Stdev</text:p>
          </table:table-cell>
          <table:table-cell table:formula="of:=ROUND(STDEV([.B15:.B19]); 4)" office:value-type="float" office:value="0.3449" calcext:value-type="float">
            <text:p>0.3449</text:p>
          </table:table-cell>
          <table:table-cell table:formula="of:=ROUND(STDEV([.C15:.C19]); 4)" office:value-type="float" office:value="0.562" calcext:value-type="float">
            <text:p>0.5620</text:p>
          </table:table-cell>
          <table:table-cell table:formula="of:=ROUND(STDEV([.D15:.D19]); 4)" office:value-type="float" office:value="0.4732" calcext:value-type="float">
            <text:p>0.4732</text:p>
          </table:table-cell>
          <table:table-cell table:formula="of:=ROUND(STDEV([.E15:.E19]); 4)" office:value-type="float" office:value="0.3784" calcext:value-type="float">
            <text:p>0.3784</text:p>
          </table:table-cell>
          <table:table-cell table:formula="of:=ROUND(STDEV([.F15:.F19]); 4)" office:value-type="float" office:value="0.2989" calcext:value-type="float">
            <text:p>0.2989</text:p>
          </table:table-cell>
          <table:table-cell table:formula="of:=ROUND(STDEV([.G15:.G19]); 4)" office:value-type="float" office:value="0.1913" calcext:value-type="float">
            <text:p>0.1913</text:p>
          </table:table-cell>
          <table:table-cell table:formula="of:=ROUND(STDEV([.H15:.H19]); 4)" office:value-type="float" office:value="0.0495" calcext:value-type="float">
            <text:p>0.0495</text:p>
          </table:table-cell>
          <table:table-cell table:formula="of:=ROUND(STDEV([.I15:.I19]); 4)" office:value-type="float" office:value="0.1323" calcext:value-type="float">
            <text:p>0.1323</text:p>
          </table:table-cell>
          <table:table-cell table:formula="of:=ROUND(STDEV([.J15:.J19]); 4)" office:value-type="float" office:value="0.0279" calcext:value-type="float">
            <text:p>0.0279</text:p>
          </table:table-cell>
          <table:table-cell/>
          <table:table-cell table:style-name="ce1" office:value-type="string" calcext:value-type="string">
            <text:p><text:span text:style-name="T1">Read</text:span> 100MB</text:p>
          </table:table-cell>
          <table:table-cell table:style-name="ce1" table:formula="of:=CONCATENATE(ROUND([.H8]; 2); CHAR(10); &quot;(&quot;; [.H11]; &quot;)&quot;)" office:value-type="string" office:string-value="0.99&#10;(0.95 - 1.03)" calcext:value-type="string">
            <text:p>0.99</text:p>
            <text:p>(0.95 - 1.03)</text:p>
          </table:table-cell>
          <table:table-cell table:style-name="ce1" table:formula="of:=CONCATENATE(ROUND([.H56]; 2); CHAR(10); &quot;(&quot;; [.H59]; &quot;)&quot;)" office:value-type="string" office:string-value="1.01&#10;(0.99 - 1.04)" calcext:value-type="string">
            <text:p>1.01</text:p>
            <text:p>(0.99 - 1.04)</text:p>
          </table:table-cell>
          <table:table-cell table:style-name="ce1" table:formula="of:=CONCATENATE(ROUND([.H68]; 2); CHAR(10); &quot;(&quot;; [.H71]; &quot;)&quot;)" office:value-type="string" office:string-value="1.03&#10;(1.03 - 1.04)" calcext:value-type="string">
            <text:p>1.03</text:p>
            <text:p>(1.03 - 1.04)</text:p>
          </table:table-cell>
          <table:table-cell table:style-name="ce1" table:formula="of:=CONCATENATE(ROUND([.H80]; 2); CHAR(10); &quot;(&quot;; [.H83]; &quot;)&quot;)" office:value-type="string" office:string-value="0.96&#10;(0.96 - 0.97)" calcext:value-type="string">
            <text:p>0.96</text:p>
            <text:p>(0.96 - 0.97)</text:p>
          </table:table-cell>
        </table:table-row>
        <table:table-row table:style-name="ro4">
          <table:table-cell/>
          <table:table-cell table:formula="of:=CONFIDENCE(0.05; STDEV([.B15:.B20]); 5)" office:value-type="float" office:value="0.270368305836094" calcext:value-type="float">
            <text:p>0.2704</text:p>
          </table:table-cell>
          <table:table-cell table:formula="of:=CONFIDENCE(0.05; STDEV([.C15:.C20]); 5)" office:value-type="float" office:value="0.440600326483773" calcext:value-type="float">
            <text:p>0.4406</text:p>
          </table:table-cell>
          <table:table-cell table:formula="of:=CONFIDENCE(0.05; STDEV([.D15:.D20]); 5)" office:value-type="float" office:value="0.37100668008386" calcext:value-type="float">
            <text:p>0.3710</text:p>
          </table:table-cell>
          <table:table-cell table:formula="of:=CONFIDENCE(0.05; STDEV([.E15:.E20]); 5)" office:value-type="float" office:value="0.296658614729833" calcext:value-type="float">
            <text:p>0.2967</text:p>
          </table:table-cell>
          <table:table-cell table:formula="of:=CONFIDENCE(0.05; STDEV([.F15:.F20]); 5)" office:value-type="float" office:value="0.234347103024923" calcext:value-type="float">
            <text:p>0.2343</text:p>
          </table:table-cell>
          <table:table-cell table:formula="of:=CONFIDENCE(0.05; STDEV([.G15:.G20]); 5)" office:value-type="float" office:value="0.149947616273189" calcext:value-type="float">
            <text:p>0.1499</text:p>
          </table:table-cell>
          <table:table-cell table:formula="of:=CONFIDENCE(0.05; STDEV([.H15:.H20]); 5)" office:value-type="float" office:value="0.0388308209309023" calcext:value-type="float">
            <text:p>0.0388</text:p>
          </table:table-cell>
          <table:table-cell table:formula="of:=CONFIDENCE(0.05; STDEV([.I15:.I20]); 5)" office:value-type="float" office:value="0.103749847509576" calcext:value-type="float">
            <text:p>0.1037</text:p>
          </table:table-cell>
          <table:table-cell table:formula="of:=CONFIDENCE(0.05; STDEV([.J15:.J20]); 5)" office:value-type="float" office:value="0.0218578051118677" calcext:value-type="float">
            <text:p>0.0219</text:p>
          </table:table-cell>
          <table:table-cell/>
          <table:table-cell table:style-name="ce1" office:value-type="string" calcext:value-type="string">
            <text:p><text:span text:style-name="T1">Write</text:span> 100MB new</text:p>
          </table:table-cell>
          <table:table-cell table:style-name="ce1" table:formula="of:=CONCATENATE(ROUND([.I8]; 2); CHAR(10); &quot;(&quot;; [.I11]; &quot;)&quot;)" office:value-type="string" office:string-value="1.07&#10;(1.05 - 1.1)" calcext:value-type="string">
            <text:p>1.07</text:p>
            <text:p>(1.05 - 1.1)</text:p>
          </table:table-cell>
          <table:table-cell table:style-name="ce1" table:formula="of:=CONCATENATE(ROUND([.I56]; 2); CHAR(10); &quot;(&quot;; [.I59]; &quot;)&quot;)" office:value-type="string" office:string-value="1.07&#10;(1.02 - 1.11)" calcext:value-type="string">
            <text:p>1.07</text:p>
            <text:p>(1.02 - 1.11)</text:p>
          </table:table-cell>
          <table:table-cell table:style-name="ce1" table:formula="of:=CONCATENATE(ROUND([.I68]; 2); CHAR(10); &quot;(&quot;; [.I71]; &quot;)&quot;)" office:value-type="string" office:string-value="1.35&#10;(1.3 - 1.39)" calcext:value-type="string">
            <text:p>1.35</text:p>
            <text:p>(1.3 - 1.39)</text:p>
          </table:table-cell>
          <table:table-cell table:style-name="ce1" table:formula="of:=CONCATENATE(ROUND([.I80]; 2); CHAR(10); &quot;(&quot;; [.I83]; &quot;)&quot;)" office:value-type="string" office:string-value="1.31&#10;(1.25 - 1.36)" calcext:value-type="string">
            <text:p>1.31</text:p>
            <text:p>(1.25 - 1.36)</text:p>
          </table:table-cell>
        </table:table-row>
        <table:table-row table:style-name="ro4">
          <table:table-cell office:value-type="string" calcext:value-type="string">
            <text:p>95% Confidence interval</text:p>
          </table:table-cell>
          <table:table-cell table:style-name="ce1" table:formula="of:=CONCATENATE(ROUND([.B20]-[.B22]; 2);&quot; - &quot;;ROUND([.B20]+[.B22]; 2))" office:value-type="string" office:string-value="9.75 - 10.3" calcext:value-type="string">
            <text:p>9.75 - 10.3</text:p>
          </table:table-cell>
          <table:table-cell table:style-name="ce1" table:formula="of:=CONCATENATE(ROUND([.C20]-[.C22]; 2);&quot; - &quot;;ROUND([.C20]+[.C22]; 2))" office:value-type="string" office:string-value="10.02 - 10.9" calcext:value-type="string">
            <text:p>10.02 - 10.9</text:p>
          </table:table-cell>
          <table:table-cell table:style-name="ce1" table:formula="of:=CONCATENATE(ROUND([.D20]-[.D22]; 2);&quot; - &quot;;ROUND([.D20]+[.D22]; 2))" office:value-type="string" office:string-value="10.01 - 10.75" calcext:value-type="string">
            <text:p>10.01 - 10.75</text:p>
          </table:table-cell>
          <table:table-cell table:style-name="ce1" table:formula="of:=CONCATENATE(ROUND([.E20]-[.E22]; 2);&quot; - &quot;;ROUND([.E20]+[.E22]; 2))" office:value-type="string" office:string-value="9.73 - 10.32" calcext:value-type="string">
            <text:p>9.73 - 10.32</text:p>
          </table:table-cell>
          <table:table-cell table:style-name="ce1" table:formula="of:=CONCATENATE(ROUND([.F20]-[.F22]; 2);&quot; - &quot;;ROUND([.F20]+[.F22]; 2))" office:value-type="string" office:string-value="10.33 - 10.8" calcext:value-type="string">
            <text:p>10.33 - 10.8</text:p>
          </table:table-cell>
          <table:table-cell table:style-name="ce1" table:formula="of:=CONCATENATE(ROUND([.G20]-[.G22]; 2);&quot; - &quot;;ROUND([.G20]+[.G22]; 2))" office:value-type="string" office:string-value="10.46 - 10.76" calcext:value-type="string">
            <text:p>10.46 - 10.76</text:p>
          </table:table-cell>
          <table:table-cell table:style-name="ce1" table:formula="of:=CONCATENATE(ROUND([.H20]-[.H22]; 2);&quot; - &quot;;ROUND([.H20]+[.H22]; 2))" office:value-type="string" office:string-value="0.97 - 1.05" calcext:value-type="string">
            <text:p>0.97 - 1.05</text:p>
          </table:table-cell>
          <table:table-cell table:style-name="ce1" table:formula="of:=CONCATENATE(ROUND([.I20]-[.I22]; 2);&quot; - &quot;;ROUND([.I20]+[.I22]; 2))" office:value-type="string" office:string-value="1.02 - 1.22" calcext:value-type="string">
            <text:p>1.02 - 1.22</text:p>
          </table:table-cell>
          <table:table-cell table:style-name="ce1" table:formula="of:=CONCATENATE(ROUND([.J20]-[.J22]; 2);&quot; - &quot;;ROUND([.J20]+[.J22]; 2))" office:value-type="string" office:string-value="1.05 - 1.09" calcext:value-type="string">
            <text:p>1.05 - 1.09</text:p>
          </table:table-cell>
          <table:table-cell/>
          <table:table-cell table:style-name="ce1" office:value-type="string" calcext:value-type="string">
            <text:p><text:span text:style-name="T1">Write</text:span> 100MB existing</text:p>
          </table:table-cell>
          <table:table-cell table:style-name="ce1" table:formula="of:=CONCATENATE(ROUND([.J8]; 2); CHAR(10); &quot;(&quot;; [.J11]; &quot;)&quot;)" office:value-type="string" office:string-value="1.06&#10;(1.02 - 1.1)" calcext:value-type="string">
            <text:p>1.06</text:p>
            <text:p>(1.02 - 1.1)</text:p>
          </table:table-cell>
          <table:table-cell table:style-name="ce1" table:formula="of:=CONCATENATE(ROUND([.J56]; 2); CHAR(10); &quot;(&quot;; [.J59]; &quot;)&quot;)" office:value-type="string" office:string-value="1.19&#10;(1.08 - 1.3)" calcext:value-type="string">
            <text:p>1.19</text:p>
            <text:p>(1.08 - 1.3)</text:p>
          </table:table-cell>
          <table:table-cell table:style-name="ce1" table:formula="of:=CONCATENATE(ROUND([.J68]; 2); CHAR(10); &quot;(&quot;; [.J71]; &quot;)&quot;)" office:value-type="string" office:string-value="1.33&#10;(1.3 - 1.36)" calcext:value-type="string">
            <text:p>1.33</text:p>
            <text:p>(1.3 - 1.36)</text:p>
          </table:table-cell>
          <table:table-cell table:style-name="ce1" table:formula="of:=CONCATENATE(ROUND([.J80]; 2); CHAR(10); &quot;(&quot;; [.J83]; &quot;)&quot;)" office:value-type="string" office:string-value="1.3&#10;(1.26 - 1.33)" calcext:value-type="string">
            <text:p>1.3</text:p>
            <text:p>(1.26 - 1.33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ayer 0 10 lay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8844337463379" calcext:value-type="float">
            <text:p>9.9884</text:p>
          </table:table-cell>
          <table:table-cell office:value-type="float" office:value="10.8951575756073" calcext:value-type="float">
            <text:p>10.8952</text:p>
          </table:table-cell>
          <table:table-cell office:value-type="float" office:value="11.0606060028076" calcext:value-type="float">
            <text:p>11.0606</text:p>
          </table:table-cell>
          <table:table-cell office:value-type="float" office:value="10.266937494278" calcext:value-type="float">
            <text:p>10.2669</text:p>
          </table:table-cell>
          <table:table-cell office:value-type="float" office:value="13.8389818668365" calcext:value-type="float">
            <text:p>13.8390</text:p>
          </table:table-cell>
          <table:table-cell office:value-type="float" office:value="24.2529439926147" calcext:value-type="float">
            <text:p>24.2529</text:p>
          </table:table-cell>
          <table:table-cell office:value-type="float" office:value="1.03175115585327" calcext:value-type="float">
            <text:p>1.0318</text:p>
          </table:table-cell>
          <table:table-cell office:value-type="float" office:value="1.36901807785034" calcext:value-type="float">
            <text:p>1.3690</text:p>
          </table:table-cell>
          <table:table-cell office:value-type="float" office:value="1.2813355922699" calcext:value-type="float">
            <text:p>1.2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133764743805" calcext:value-type="float">
            <text:p>10.0134</text:p>
          </table:table-cell>
          <table:table-cell office:value-type="float" office:value="12.4896283149719" calcext:value-type="float">
            <text:p>12.4896</text:p>
          </table:table-cell>
          <table:table-cell office:value-type="float" office:value="13.9747819900513" calcext:value-type="float">
            <text:p>13.9748</text:p>
          </table:table-cell>
          <table:table-cell office:value-type="float" office:value="10.4984705448151" calcext:value-type="float">
            <text:p>10.4985</text:p>
          </table:table-cell>
          <table:table-cell office:value-type="float" office:value="14.151195526123" calcext:value-type="float">
            <text:p>14.1512</text:p>
          </table:table-cell>
          <table:table-cell office:value-type="float" office:value="23.786248922348" calcext:value-type="float">
            <text:p>23.7862</text:p>
          </table:table-cell>
          <table:table-cell office:value-type="float" office:value="1.03710532188416" calcext:value-type="float">
            <text:p>1.0371</text:p>
          </table:table-cell>
          <table:table-cell office:value-type="float" office:value="1.23386359214783" calcext:value-type="float">
            <text:p>1.2339</text:p>
          </table:table-cell>
          <table:table-cell office:value-type="float" office:value="1.2772114276886" calcext:value-type="float">
            <text:p>1.2772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0.2547750473022" calcext:value-type="float">
            <text:p>10.2548</text:p>
          </table:table-cell>
          <table:table-cell office:value-type="float" office:value="10.5358190536499" calcext:value-type="float">
            <text:p>10.5358</text:p>
          </table:table-cell>
          <table:table-cell office:value-type="float" office:value="11.9326822757721" calcext:value-type="float">
            <text:p>11.9327</text:p>
          </table:table-cell>
          <table:table-cell office:value-type="float" office:value="10.2210412025452" calcext:value-type="float">
            <text:p>10.2210</text:p>
          </table:table-cell>
          <table:table-cell office:value-type="float" office:value="13.652542591095" calcext:value-type="float">
            <text:p>13.6525</text:p>
          </table:table-cell>
          <table:table-cell office:value-type="float" office:value="24.1446001529694" calcext:value-type="float">
            <text:p>24.1446</text:p>
          </table:table-cell>
          <table:table-cell office:value-type="float" office:value="1.02718353271484" calcext:value-type="float">
            <text:p>1.0272</text:p>
          </table:table-cell>
          <table:table-cell office:value-type="float" office:value="1.26675844192505" calcext:value-type="float">
            <text:p>1.2668</text:p>
          </table:table-cell>
          <table:table-cell office:value-type="float" office:value="1.23912525177002" calcext:value-type="float">
            <text:p>1.2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9591112136841" calcext:value-type="float">
            <text:p>9.9959</text:p>
          </table:table-cell>
          <table:table-cell office:value-type="float" office:value="12.6440334320068" calcext:value-type="float">
            <text:p>12.6440</text:p>
          </table:table-cell>
          <table:table-cell office:value-type="float" office:value="11.6942341327667" calcext:value-type="float">
            <text:p>11.6942</text:p>
          </table:table-cell>
          <table:table-cell office:value-type="float" office:value="10.2635872364044" calcext:value-type="float">
            <text:p>10.2636</text:p>
          </table:table-cell>
          <table:table-cell office:value-type="float" office:value="13.8720207214355" calcext:value-type="float">
            <text:p>13.8720</text:p>
          </table:table-cell>
          <table:table-cell office:value-type="float" office:value="23.4628505706787" calcext:value-type="float">
            <text:p>23.4629</text:p>
          </table:table-cell>
          <table:table-cell office:value-type="float" office:value="1.03044271469116" calcext:value-type="float">
            <text:p>1.0304</text:p>
          </table:table-cell>
          <table:table-cell office:value-type="float" office:value="1.28193593025208" calcext:value-type="float">
            <text:p>1.2819</text:p>
          </table:table-cell>
          <table:table-cell office:value-type="float" office:value="1.24206638336182" calcext:value-type="float">
            <text:p>1.2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052642822266" calcext:value-type="float">
            <text:p>10.0053</text:p>
          </table:table-cell>
          <table:table-cell office:value-type="float" office:value="11.4558827877045" calcext:value-type="float">
            <text:p>11.4559</text:p>
          </table:table-cell>
          <table:table-cell office:value-type="float" office:value="12.9897396564484" calcext:value-type="float">
            <text:p>12.9897</text:p>
          </table:table-cell>
          <table:table-cell office:value-type="float" office:value="10.2893414497375" calcext:value-type="float">
            <text:p>10.2893</text:p>
          </table:table-cell>
          <table:table-cell office:value-type="float" office:value="13.7031419277191" calcext:value-type="float">
            <text:p>13.7031</text:p>
          </table:table-cell>
          <table:table-cell office:value-type="float" office:value="23.8778731822968" calcext:value-type="float">
            <text:p>23.8779</text:p>
          </table:table-cell>
          <table:table-cell office:value-type="float" office:value="1.03242015838623" calcext:value-type="float">
            <text:p>1.0324</text:p>
          </table:table-cell>
          <table:table-cell office:value-type="float" office:value="1.28643918037415" calcext:value-type="float">
            <text:p>1.2864</text:p>
          </table:table-cell>
          <table:table-cell office:value-type="float" office:value="1.83886170387268" calcext:value-type="float">
            <text:p>1.8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7:.B31])" office:value-type="float" office:value="10.0515540599823" calcext:value-type="float">
            <text:p>10.0516</text:p>
          </table:table-cell>
          <table:table-cell table:formula="of:=AVERAGE([.C27:.C31])" office:value-type="float" office:value="11.6041042327881" calcext:value-type="float">
            <text:p>11.6041</text:p>
          </table:table-cell>
          <table:table-cell table:formula="of:=AVERAGE([.D27:.D31])" office:value-type="float" office:value="12.3304088115692" calcext:value-type="float">
            <text:p>12.3304</text:p>
          </table:table-cell>
          <table:table-cell table:formula="of:=AVERAGE([.E27:.E31])" office:value-type="float" office:value="10.307875585556" calcext:value-type="float">
            <text:p>10.3079</text:p>
          </table:table-cell>
          <table:table-cell table:formula="of:=AVERAGE([.F27:.F31])" office:value-type="float" office:value="13.8435765266418" calcext:value-type="float">
            <text:p>13.8436</text:p>
          </table:table-cell>
          <table:table-cell table:formula="of:=AVERAGE([.G27:.G31])" office:value-type="float" office:value="23.9049033641815" calcext:value-type="float">
            <text:p>23.9049</text:p>
          </table:table-cell>
          <table:table-cell table:formula="of:=AVERAGE([.H27:.H31])" office:value-type="float" office:value="1.03178057670593" calcext:value-type="float">
            <text:p>1.0318</text:p>
          </table:table-cell>
          <table:table-cell table:formula="of:=AVERAGE([.I27:.I31])" office:value-type="float" office:value="1.28760304450989" calcext:value-type="float">
            <text:p>1.2876</text:p>
          </table:table-cell>
          <table:table-cell table:formula="of:=AVERAGE([.J27:.J31])" office:value-type="float" office:value="1.3757200717926" calcext:value-type="float">
            <text:p>1.3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27:.B31]); 4)" office:value-type="float" office:value="0.114" calcext:value-type="float">
            <text:p>0.1140</text:p>
          </table:table-cell>
          <table:table-cell table:formula="of:=ROUND(STDEV([.C27:.C31]); 4)" office:value-type="float" office:value="0.9396" calcext:value-type="float">
            <text:p>0.9396</text:p>
          </table:table-cell>
          <table:table-cell table:formula="of:=ROUND(STDEV([.D27:.D31]); 4)" office:value-type="float" office:value="1.1526" calcext:value-type="float">
            <text:p>1.1526</text:p>
          </table:table-cell>
          <table:table-cell table:formula="of:=ROUND(STDEV([.E27:.E31]); 4)" office:value-type="float" office:value="0.1094" calcext:value-type="float">
            <text:p>0.1094</text:p>
          </table:table-cell>
          <table:table-cell table:formula="of:=ROUND(STDEV([.F27:.F31]); 4)" office:value-type="float" office:value="0.1947" calcext:value-type="float">
            <text:p>0.1947</text:p>
          </table:table-cell>
          <table:table-cell table:formula="of:=ROUND(STDEV([.G27:.G31]); 4)" office:value-type="float" office:value="0.3118" calcext:value-type="float">
            <text:p>0.3118</text:p>
          </table:table-cell>
          <table:table-cell table:formula="of:=ROUND(STDEV([.H27:.H31]); 4)" office:value-type="float" office:value="0.0036" calcext:value-type="float">
            <text:p>0.0036</text:p>
          </table:table-cell>
          <table:table-cell table:formula="of:=ROUND(STDEV([.I27:.I31]); 4)" office:value-type="float" office:value="0.05" calcext:value-type="float">
            <text:p>0.0500</text:p>
          </table:table-cell>
          <table:table-cell table:formula="of:=ROUND(STDEV([.J27:.J31]); 4)" office:value-type="float" office:value="0.2596" calcext:value-type="float">
            <text:p>0.2596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27:.B32]); 5)" office:value-type="float" office:value="0.0893693170731685" calcext:value-type="float">
            <text:p>0.0894</text:p>
          </table:table-cell>
          <table:table-cell table:formula="of:=CONFIDENCE(0.05; STDEV([.C27:.C32]); 5)" office:value-type="float" office:value="0.73663507328537" calcext:value-type="float">
            <text:p>0.7366</text:p>
          </table:table-cell>
          <table:table-cell table:formula="of:=CONFIDENCE(0.05; STDEV([.D27:.D32]); 5)" office:value-type="float" office:value="0.903624946867831" calcext:value-type="float">
            <text:p>0.9036</text:p>
          </table:table-cell>
          <table:table-cell table:formula="of:=CONFIDENCE(0.05; STDEV([.E27:.E32]); 5)" office:value-type="float" office:value="0.0857448272742908" calcext:value-type="float">
            <text:p>0.0857</text:p>
          </table:table-cell>
          <table:table-cell table:formula="of:=CONFIDENCE(0.05; STDEV([.F27:.F32]); 5)" office:value-type="float" office:value="0.152663693638158" calcext:value-type="float">
            <text:p>0.1527</text:p>
          </table:table-cell>
          <table:table-cell table:formula="of:=CONFIDENCE(0.05; STDEV([.G27:.G32]); 5)" office:value-type="float" office:value="0.24442472172864" calcext:value-type="float">
            <text:p>0.2444</text:p>
          </table:table-cell>
          <table:table-cell table:formula="of:=CONFIDENCE(0.05; STDEV([.H27:.H32]); 5)" office:value-type="float" office:value="0.00281814005449064" calcext:value-type="float">
            <text:p>0.0028</text:p>
          </table:table-cell>
          <table:table-cell table:formula="of:=CONFIDENCE(0.05; STDEV([.I27:.I32]); 5)" office:value-type="float" office:value="0.0391685052206364" calcext:value-type="float">
            <text:p>0.0392</text:p>
          </table:table-cell>
          <table:table-cell table:formula="of:=CONFIDENCE(0.05; STDEV([.J27:.J32]); 5)" office:value-type="float" office:value="0.203547334723217" calcext:value-type="float">
            <text:p>0.2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32]-[.B34]; 2);&quot; - &quot;;ROUND([.B32]+[.B34]; 2))" office:value-type="string" office:string-value="9.96 - 10.14" calcext:value-type="string">
            <text:p>9.96 - 10.14</text:p>
          </table:table-cell>
          <table:table-cell table:style-name="ce1" table:formula="of:=CONCATENATE(ROUND([.C32]-[.C34]; 2);&quot; - &quot;;ROUND([.C32]+[.C34]; 2))" office:value-type="string" office:string-value="10.87 - 12.34" calcext:value-type="string">
            <text:p>10.87 - 12.34</text:p>
          </table:table-cell>
          <table:table-cell table:style-name="ce1" table:formula="of:=CONCATENATE(ROUND([.D32]-[.D34]; 2);&quot; - &quot;;ROUND([.D32]+[.D34]; 2))" office:value-type="string" office:string-value="11.43 - 13.23" calcext:value-type="string">
            <text:p>11.43 - 13.23</text:p>
          </table:table-cell>
          <table:table-cell table:style-name="ce1" table:formula="of:=CONCATENATE(ROUND([.E32]-[.E34]; 2);&quot; - &quot;;ROUND([.E32]+[.E34]; 2))" office:value-type="string" office:string-value="10.22 - 10.39" calcext:value-type="string">
            <text:p>10.22 - 10.39</text:p>
          </table:table-cell>
          <table:table-cell table:style-name="ce1" table:formula="of:=CONCATENATE(ROUND([.F32]-[.F34]; 2);&quot; - &quot;;ROUND([.F32]+[.F34]; 2))" office:value-type="string" office:string-value="13.69 - 14" calcext:value-type="string">
            <text:p>13.69 - 14</text:p>
          </table:table-cell>
          <table:table-cell table:style-name="ce1" table:formula="of:=CONCATENATE(ROUND([.G32]-[.G34]; 2);&quot; - &quot;;ROUND([.G32]+[.G34]; 2))" office:value-type="string" office:string-value="23.66 - 24.15" calcext:value-type="string">
            <text:p>23.66 - 24.15</text:p>
          </table:table-cell>
          <table:table-cell table:style-name="ce1" table:formula="of:=CONCATENATE(ROUND([.H32]-[.H34]; 2);&quot; - &quot;;ROUND([.H32]+[.H34]; 2))" office:value-type="string" office:string-value="1.03 - 1.03" calcext:value-type="string">
            <text:p>1.03 - 1.03</text:p>
          </table:table-cell>
          <table:table-cell table:style-name="ce1" table:formula="of:=CONCATENATE(ROUND([.I32]-[.I34]; 2);&quot; - &quot;;ROUND([.I32]+[.I34]; 2))" office:value-type="string" office:string-value="1.25 - 1.33" calcext:value-type="string">
            <text:p>1.25 - 1.33</text:p>
          </table:table-cell>
          <table:table-cell table:style-name="ce1" table:formula="of:=CONCATENATE(ROUND([.J32]-[.J34]; 2);&quot; - &quot;;ROUND([.J32]+[.J34]; 2))" office:value-type="string" office:string-value="1.17 - 1.58" calcext:value-type="string">
            <text:p>1.17 - 1.58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ayer 9 10 lay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57683134079" calcext:value-type="float">
            <text:p>10.1577</text:p>
          </table:table-cell>
          <table:table-cell office:value-type="float" office:value="11.1632750034332" calcext:value-type="float">
            <text:p>11.1633</text:p>
          </table:table-cell>
          <table:table-cell office:value-type="float" office:value="12.2866902351379" calcext:value-type="float">
            <text:p>12.2867</text:p>
          </table:table-cell>
          <table:table-cell office:value-type="float" office:value="10.4113500118256" calcext:value-type="float">
            <text:p>10.4114</text:p>
          </table:table-cell>
          <table:table-cell office:value-type="float" office:value="14.2295453548431" calcext:value-type="float">
            <text:p>14.2295</text:p>
          </table:table-cell>
          <table:table-cell office:value-type="float" office:value="24.4361186027527" calcext:value-type="float">
            <text:p>24.4361</text:p>
          </table:table-cell>
          <table:table-cell office:value-type="float" office:value="1.05274963378906" calcext:value-type="float">
            <text:p>1.0527</text:p>
          </table:table-cell>
          <table:table-cell office:value-type="float" office:value="1.33786344528198" calcext:value-type="float">
            <text:p>1.3379</text:p>
          </table:table-cell>
          <table:table-cell office:value-type="float" office:value="1.28146839141846" calcext:value-type="float">
            <text:p>1.2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744480133057" calcext:value-type="float">
            <text:p>10.1744</text:p>
          </table:table-cell>
          <table:table-cell office:value-type="float" office:value="9.98404216766357" calcext:value-type="float">
            <text:p>9.9840</text:p>
          </table:table-cell>
          <table:table-cell office:value-type="float" office:value="11.3590848445892" calcext:value-type="float">
            <text:p>11.3591</text:p>
          </table:table-cell>
          <table:table-cell office:value-type="float" office:value="10.3459622859955" calcext:value-type="float">
            <text:p>10.3460</text:p>
          </table:table-cell>
          <table:table-cell office:value-type="float" office:value="13.4725222587585" calcext:value-type="float">
            <text:p>13.4725</text:p>
          </table:table-cell>
          <table:table-cell office:value-type="float" office:value="24.6046588420868" calcext:value-type="float">
            <text:p>24.6047</text:p>
          </table:table-cell>
          <table:table-cell office:value-type="float" office:value="1.04936671257019" calcext:value-type="float">
            <text:p>1.0494</text:p>
          </table:table-cell>
          <table:table-cell office:value-type="float" office:value="1.29338502883911" calcext:value-type="float">
            <text:p>1.2934</text:p>
          </table:table-cell>
          <table:table-cell office:value-type="float" office:value="1.3542001247406" calcext:value-type="float">
            <text:p>1.3542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0.1997246742249" calcext:value-type="float">
            <text:p>10.1997</text:p>
          </table:table-cell>
          <table:table-cell office:value-type="float" office:value="12.3486862182617" calcext:value-type="float">
            <text:p>12.3487</text:p>
          </table:table-cell>
          <table:table-cell office:value-type="float" office:value="12.7249307632446" calcext:value-type="float">
            <text:p>12.7249</text:p>
          </table:table-cell>
          <table:table-cell office:value-type="float" office:value="10.4151260852814" calcext:value-type="float">
            <text:p>10.4151</text:p>
          </table:table-cell>
          <table:table-cell office:value-type="float" office:value="13.6808559894562" calcext:value-type="float">
            <text:p>13.6809</text:p>
          </table:table-cell>
          <table:table-cell office:value-type="float" office:value="24.2034845352173" calcext:value-type="float">
            <text:p>24.2035</text:p>
          </table:table-cell>
          <table:table-cell office:value-type="float" office:value="1.07223033905029" calcext:value-type="float">
            <text:p>1.0722</text:p>
          </table:table-cell>
          <table:table-cell office:value-type="float" office:value="1.27423691749573" calcext:value-type="float">
            <text:p>1.2742</text:p>
          </table:table-cell>
          <table:table-cell office:value-type="float" office:value="1.2391996383667" calcext:value-type="float">
            <text:p>1.2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74515247345" calcext:value-type="float">
            <text:p>10.1745</text:p>
          </table:table-cell>
          <table:table-cell office:value-type="float" office:value="10.9014706611633" calcext:value-type="float">
            <text:p>10.9015</text:p>
          </table:table-cell>
          <table:table-cell office:value-type="float" office:value="11.9959125518799" calcext:value-type="float">
            <text:p>11.9959</text:p>
          </table:table-cell>
          <table:table-cell office:value-type="float" office:value="10.3509931564331" calcext:value-type="float">
            <text:p>10.3510</text:p>
          </table:table-cell>
          <table:table-cell office:value-type="float" office:value="12.9948444366455" calcext:value-type="float">
            <text:p>12.9948</text:p>
          </table:table-cell>
          <table:table-cell office:value-type="float" office:value="24.0950717926025" calcext:value-type="float">
            <text:p>24.0951</text:p>
          </table:table-cell>
          <table:table-cell office:value-type="float" office:value="1.05369853973389" calcext:value-type="float">
            <text:p>1.0537</text:p>
          </table:table-cell>
          <table:table-cell office:value-type="float" office:value="1.23984956741333" calcext:value-type="float">
            <text:p>1.2398</text:p>
          </table:table-cell>
          <table:table-cell office:value-type="float" office:value="1.27500581741333" calcext:value-type="float">
            <text:p>1.27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664597988129" calcext:value-type="float">
            <text:p>10.1665</text:p>
          </table:table-cell>
          <table:table-cell office:value-type="float" office:value="12.9080123901367" calcext:value-type="float">
            <text:p>12.9080</text:p>
          </table:table-cell>
          <table:table-cell office:value-type="float" office:value="13.0228545665741" calcext:value-type="float">
            <text:p>13.0229</text:p>
          </table:table-cell>
          <table:table-cell office:value-type="float" office:value="10.3599681854248" calcext:value-type="float">
            <text:p>10.3600</text:p>
          </table:table-cell>
          <table:table-cell office:value-type="float" office:value="14.0018262863159" calcext:value-type="float">
            <text:p>14.0018</text:p>
          </table:table-cell>
          <table:table-cell office:value-type="float" office:value="24.2727761268616" calcext:value-type="float">
            <text:p>24.2728</text:p>
          </table:table-cell>
          <table:table-cell office:value-type="float" office:value="1.05378866195679" calcext:value-type="float">
            <text:p>1.0538</text:p>
          </table:table-cell>
          <table:table-cell office:value-type="float" office:value="1.256178855896" calcext:value-type="float">
            <text:p>1.2562</text:p>
          </table:table-cell>
          <table:table-cell office:value-type="float" office:value="1.2580873966217" calcext:value-type="float">
            <text:p>1.2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9:.B43])" office:value-type="float" office:value="10.1745661735535" calcext:value-type="float">
            <text:p>10.1746</text:p>
          </table:table-cell>
          <table:table-cell table:formula="of:=AVERAGE([.C39:.C43])" office:value-type="float" office:value="11.4610972881317" calcext:value-type="float">
            <text:p>11.4611</text:p>
          </table:table-cell>
          <table:table-cell table:formula="of:=AVERAGE([.D39:.D43])" office:value-type="float" office:value="12.2778945922852" calcext:value-type="float">
            <text:p>12.2779</text:p>
          </table:table-cell>
          <table:table-cell table:formula="of:=AVERAGE([.E39:.E43])" office:value-type="float" office:value="10.3766799449921" calcext:value-type="float">
            <text:p>10.3767</text:p>
          </table:table-cell>
          <table:table-cell table:formula="of:=AVERAGE([.F39:.F43])" office:value-type="float" office:value="13.6759188652039" calcext:value-type="float">
            <text:p>13.6759</text:p>
          </table:table-cell>
          <table:table-cell table:formula="of:=AVERAGE([.G39:.G43])" office:value-type="float" office:value="24.3224219799042" calcext:value-type="float">
            <text:p>24.3224</text:p>
          </table:table-cell>
          <table:table-cell table:formula="of:=AVERAGE([.H39:.H43])" office:value-type="float" office:value="1.05636677742004" calcext:value-type="float">
            <text:p>1.0564</text:p>
          </table:table-cell>
          <table:table-cell table:formula="of:=AVERAGE([.I39:.I43])" office:value-type="float" office:value="1.28030276298523" calcext:value-type="float">
            <text:p>1.2803</text:p>
          </table:table-cell>
          <table:table-cell table:formula="of:=AVERAGE([.J39:.J43])" office:value-type="float" office:value="1.28159227371216" calcext:value-type="float">
            <text:p>1.2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39:.B43]); 4)" office:value-type="float" office:value="0.0157" calcext:value-type="float">
            <text:p>0.0157</text:p>
          </table:table-cell>
          <table:table-cell table:formula="of:=ROUND(STDEV([.C39:.C43]); 4)" office:value-type="float" office:value="1.1689" calcext:value-type="float">
            <text:p>1.1689</text:p>
          </table:table-cell>
          <table:table-cell table:formula="of:=ROUND(STDEV([.D39:.D43]); 4)" office:value-type="float" office:value="0.6478" calcext:value-type="float">
            <text:p>0.6478</text:p>
          </table:table-cell>
          <table:table-cell table:formula="of:=ROUND(STDEV([.E39:.E43]); 4)" office:value-type="float" office:value="0.0338" calcext:value-type="float">
            <text:p>0.0338</text:p>
          </table:table-cell>
          <table:table-cell table:formula="of:=ROUND(STDEV([.F39:.F43]); 4)" office:value-type="float" office:value="0.4791" calcext:value-type="float">
            <text:p>0.4791</text:p>
          </table:table-cell>
          <table:table-cell table:formula="of:=ROUND(STDEV([.G39:.G43]); 4)" office:value-type="float" office:value="0.2006" calcext:value-type="float">
            <text:p>0.2006</text:p>
          </table:table-cell>
          <table:table-cell table:formula="of:=ROUND(STDEV([.H39:.H43]); 4)" office:value-type="float" office:value="0.009" calcext:value-type="float">
            <text:p>0.0090</text:p>
          </table:table-cell>
          <table:table-cell table:formula="of:=ROUND(STDEV([.I39:.I43]); 4)" office:value-type="float" office:value="0.0379" calcext:value-type="float">
            <text:p>0.0379</text:p>
          </table:table-cell>
          <table:table-cell table:formula="of:=ROUND(STDEV([.J39:.J43]); 4)" office:value-type="float" office:value="0.0438" calcext:value-type="float">
            <text:p>0.0438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39:.B44]); 5)" office:value-type="float" office:value="0.0122945654959982" calcext:value-type="float">
            <text:p>0.0123</text:p>
          </table:table-cell>
          <table:table-cell table:formula="of:=CONFIDENCE(0.05; STDEV([.C39:.C44]); 5)" office:value-type="float" office:value="0.916370619115611" calcext:value-type="float">
            <text:p>0.9164</text:p>
          </table:table-cell>
          <table:table-cell table:formula="of:=CONFIDENCE(0.05; STDEV([.D39:.D44]); 5)" office:value-type="float" office:value="0.507870395168234" calcext:value-type="float">
            <text:p>0.5079</text:p>
          </table:table-cell>
          <table:table-cell table:formula="of:=CONFIDENCE(0.05; STDEV([.E39:.E44]); 5)" office:value-type="float" office:value="0.0264784905467491" calcext:value-type="float">
            <text:p>0.0265</text:p>
          </table:table-cell>
          <table:table-cell table:formula="of:=CONFIDENCE(0.05; STDEV([.F39:.F44]); 5)" office:value-type="float" office:value="0.375572238490782" calcext:value-type="float">
            <text:p>0.3756</text:p>
          </table:table-cell>
          <table:table-cell table:formula="of:=CONFIDENCE(0.05; STDEV([.G39:.G44]); 5)" office:value-type="float" office:value="0.157229431089328" calcext:value-type="float">
            <text:p>0.1572</text:p>
          </table:table-cell>
          <table:table-cell table:formula="of:=CONFIDENCE(0.05; STDEV([.H39:.H44]); 5)" office:value-type="float" office:value="0.00709391515721144" calcext:value-type="float">
            <text:p>0.0071</text:p>
          </table:table-cell>
          <table:table-cell table:formula="of:=CONFIDENCE(0.05; STDEV([.I39:.I44]); 5)" office:value-type="float" office:value="0.0296974224987612" calcext:value-type="float">
            <text:p>0.0297</text:p>
          </table:table-cell>
          <table:table-cell table:formula="of:=CONFIDENCE(0.05; STDEV([.J39:.J44]); 5)" office:value-type="float" office:value="0.0343187657897475" calcext:value-type="float">
            <text:p>0.0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44]-[.B46]; 2);&quot; - &quot;;ROUND([.B44]+[.B46]; 2))" office:value-type="string" office:string-value="10.16 - 10.19" calcext:value-type="string">
            <text:p>10.16 - 10.19</text:p>
          </table:table-cell>
          <table:table-cell table:style-name="ce1" table:formula="of:=CONCATENATE(ROUND([.C44]-[.C46]; 2);&quot; - &quot;;ROUND([.C44]+[.C46]; 2))" office:value-type="string" office:string-value="10.54 - 12.38" calcext:value-type="string">
            <text:p>10.54 - 12.38</text:p>
          </table:table-cell>
          <table:table-cell table:style-name="ce1" table:formula="of:=CONCATENATE(ROUND([.D44]-[.D46]; 2);&quot; - &quot;;ROUND([.D44]+[.D46]; 2))" office:value-type="string" office:string-value="11.77 - 12.79" calcext:value-type="string">
            <text:p>11.77 - 12.79</text:p>
          </table:table-cell>
          <table:table-cell table:style-name="ce1" table:formula="of:=CONCATENATE(ROUND([.E44]-[.E46]; 2);&quot; - &quot;;ROUND([.E44]+[.E46]; 2))" office:value-type="string" office:string-value="10.35 - 10.4" calcext:value-type="string">
            <text:p>10.35 - 10.4</text:p>
          </table:table-cell>
          <table:table-cell table:style-name="ce1" table:formula="of:=CONCATENATE(ROUND([.F44]-[.F46]; 2);&quot; - &quot;;ROUND([.F44]+[.F46]; 2))" office:value-type="string" office:string-value="13.3 - 14.05" calcext:value-type="string">
            <text:p>13.3 - 14.05</text:p>
          </table:table-cell>
          <table:table-cell table:style-name="ce1" table:formula="of:=CONCATENATE(ROUND([.G44]-[.G46]; 2);&quot; - &quot;;ROUND([.G44]+[.G46]; 2))" office:value-type="string" office:string-value="24.17 - 24.48" calcext:value-type="string">
            <text:p>24.17 - 24.48</text:p>
          </table:table-cell>
          <table:table-cell table:style-name="ce1" table:formula="of:=CONCATENATE(ROUND([.H44]-[.H46]; 2);&quot; - &quot;;ROUND([.H44]+[.H46]; 2))" office:value-type="string" office:string-value="1.05 - 1.06" calcext:value-type="string">
            <text:p>1.05 - 1.06</text:p>
          </table:table-cell>
          <table:table-cell table:style-name="ce1" table:formula="of:=CONCATENATE(ROUND([.I44]-[.I46]; 2);&quot; - &quot;;ROUND([.I44]+[.I46]; 2))" office:value-type="string" office:string-value="1.25 - 1.31" calcext:value-type="string">
            <text:p>1.25 - 1.31</text:p>
          </table:table-cell>
          <table:table-cell table:style-name="ce1" table:formula="of:=CONCATENATE(ROUND([.J44]-[.J46]; 2);&quot; - &quot;;ROUND([.J44]+[.J46]; 2))" office:value-type="string" office:string-value="1.25 - 1.32" calcext:value-type="string">
            <text:p>1.25 - 1.3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ind Mount 20 lay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54976630210876" calcext:value-type="float">
            <text:p>9.5498</text:p>
          </table:table-cell>
          <table:table-cell office:value-type="float" office:value="10.482846736908" calcext:value-type="float">
            <text:p>10.4828</text:p>
          </table:table-cell>
          <table:table-cell office:value-type="float" office:value="10.3240718841553" calcext:value-type="float">
            <text:p>10.3241</text:p>
          </table:table-cell>
          <table:table-cell office:value-type="float" office:value="9.64390683174133" calcext:value-type="float">
            <text:p>9.6439</text:p>
          </table:table-cell>
          <table:table-cell office:value-type="float" office:value="10.7483377456665" calcext:value-type="float">
            <text:p>10.7483</text:p>
          </table:table-cell>
          <table:table-cell office:value-type="float" office:value="11.8658788204193" calcext:value-type="float">
            <text:p>11.8659</text:p>
          </table:table-cell>
          <table:table-cell office:value-type="float" office:value="0.989140033721924" calcext:value-type="float">
            <text:p>0.9891</text:p>
          </table:table-cell>
          <table:table-cell office:value-type="float" office:value="1.10605216026306" calcext:value-type="float">
            <text:p>1.1061</text:p>
          </table:table-cell>
          <table:table-cell office:value-type="float" office:value="1.39015054702759" calcext:value-type="float">
            <text:p>1.3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46321058273315" calcext:value-type="float">
            <text:p>9.4632</text:p>
          </table:table-cell>
          <table:table-cell office:value-type="float" office:value="10.7995758056641" calcext:value-type="float">
            <text:p>10.7996</text:p>
          </table:table-cell>
          <table:table-cell office:value-type="float" office:value="10.7531101703644" calcext:value-type="float">
            <text:p>10.7531</text:p>
          </table:table-cell>
          <table:table-cell office:value-type="float" office:value="9.85208749771118" calcext:value-type="float">
            <text:p>9.8521</text:p>
          </table:table-cell>
          <table:table-cell office:value-type="float" office:value="11.0654542446136" calcext:value-type="float">
            <text:p>11.0655</text:p>
          </table:table-cell>
          <table:table-cell office:value-type="float" office:value="10.9316756725311" calcext:value-type="float">
            <text:p>10.9317</text:p>
          </table:table-cell>
          <table:table-cell office:value-type="float" office:value="1.01734733581543" calcext:value-type="float">
            <text:p>1.0173</text:p>
          </table:table-cell>
          <table:table-cell office:value-type="float" office:value="1.07494688034058" calcext:value-type="float">
            <text:p>1.0749</text:p>
          </table:table-cell>
          <table:table-cell office:value-type="float" office:value="1.22922253608704" calcext:value-type="float">
            <text:p>1.2292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9.77217960357666" calcext:value-type="float">
            <text:p>9.7722</text:p>
          </table:table-cell>
          <table:table-cell office:value-type="float" office:value="11.4813313484192" calcext:value-type="float">
            <text:p>11.4813</text:p>
          </table:table-cell>
          <table:table-cell office:value-type="float" office:value="10.9911210536957" calcext:value-type="float">
            <text:p>10.9911</text:p>
          </table:table-cell>
          <table:table-cell office:value-type="float" office:value="9.84300422668457" calcext:value-type="float">
            <text:p>9.8430</text:p>
          </table:table-cell>
          <table:table-cell office:value-type="float" office:value="11.1483550071716" calcext:value-type="float">
            <text:p>11.1484</text:p>
          </table:table-cell>
          <table:table-cell office:value-type="float" office:value="10.6564536094666" calcext:value-type="float">
            <text:p>10.6565</text:p>
          </table:table-cell>
          <table:table-cell office:value-type="float" office:value="1.01758694648743" calcext:value-type="float">
            <text:p>1.0176</text:p>
          </table:table-cell>
          <table:table-cell office:value-type="float" office:value="1.00998640060425" calcext:value-type="float">
            <text:p>1.0100</text:p>
          </table:table-cell>
          <table:table-cell office:value-type="float" office:value="1.02714776992798" calcext:value-type="float">
            <text:p>1.0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285066604614" calcext:value-type="float">
            <text:p>10.1285</text:p>
          </table:table-cell>
          <table:table-cell office:value-type="float" office:value="10.465722322464" calcext:value-type="float">
            <text:p>10.4657</text:p>
          </table:table-cell>
          <table:table-cell office:value-type="float" office:value="9.83017373085022" calcext:value-type="float">
            <text:p>9.8302</text:p>
          </table:table-cell>
          <table:table-cell office:value-type="float" office:value="10.4909782409668" calcext:value-type="float">
            <text:p>10.4910</text:p>
          </table:table-cell>
          <table:table-cell office:value-type="float" office:value="10.2647595405579" calcext:value-type="float">
            <text:p>10.2648</text:p>
          </table:table-cell>
          <table:table-cell office:value-type="float" office:value="10.4156086444855" calcext:value-type="float">
            <text:p>10.4156</text:p>
          </table:table-cell>
          <table:table-cell office:value-type="float" office:value="1.06812214851379" calcext:value-type="float">
            <text:p>1.0681</text:p>
          </table:table-cell>
          <table:table-cell office:value-type="float" office:value="1.0021698474884" calcext:value-type="float">
            <text:p>1.0022</text:p>
          </table:table-cell>
          <table:table-cell office:value-type="float" office:value="1.19069194793701" calcext:value-type="float">
            <text:p>1.1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8911509513855" calcext:value-type="float">
            <text:p>9.8912</text:p>
          </table:table-cell>
          <table:table-cell office:value-type="float" office:value="9.73448657989502" calcext:value-type="float">
            <text:p>9.7345</text:p>
          </table:table-cell>
          <table:table-cell office:value-type="float" office:value="9.99756932258606" calcext:value-type="float">
            <text:p>9.9976</text:p>
          </table:table-cell>
          <table:table-cell office:value-type="float" office:value="9.64099812507629" calcext:value-type="float">
            <text:p>9.6410</text:p>
          </table:table-cell>
          <table:table-cell office:value-type="float" office:value="10.5314898490906" calcext:value-type="float">
            <text:p>10.5315</text:p>
          </table:table-cell>
          <table:table-cell office:value-type="float" office:value="10.9151453971863" calcext:value-type="float">
            <text:p>10.9151</text:p>
          </table:table-cell>
          <table:table-cell office:value-type="float" office:value="0.982076406478882" calcext:value-type="float">
            <text:p>0.9821</text:p>
          </table:table-cell>
          <table:table-cell office:value-type="float" office:value="1.13522577285767" calcext:value-type="float">
            <text:p>1.1352</text:p>
          </table:table-cell>
          <table:table-cell office:value-type="float" office:value="1.09744787216187" calcext:value-type="float">
            <text:p>1.09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1:.B55])" office:value-type="float" office:value="9.7609628200531" calcext:value-type="float">
            <text:p>9.7610</text:p>
          </table:table-cell>
          <table:table-cell table:formula="of:=AVERAGE([.C51:.C55])" office:value-type="float" office:value="10.59279255867" calcext:value-type="float">
            <text:p>10.5928</text:p>
          </table:table-cell>
          <table:table-cell table:formula="of:=AVERAGE([.D51:.D55])" office:value-type="float" office:value="10.3792092323303" calcext:value-type="float">
            <text:p>10.3792</text:p>
          </table:table-cell>
          <table:table-cell table:formula="of:=AVERAGE([.E51:.E55])" office:value-type="float" office:value="9.89419498443604" calcext:value-type="float">
            <text:p>9.8942</text:p>
          </table:table-cell>
          <table:table-cell table:formula="of:=AVERAGE([.F51:.F55])" office:value-type="float" office:value="10.75167927742" calcext:value-type="float">
            <text:p>10.7517</text:p>
          </table:table-cell>
          <table:table-cell table:formula="of:=AVERAGE([.G51:.G55])" office:value-type="float" office:value="10.9569524288177" calcext:value-type="float">
            <text:p>10.9570</text:p>
          </table:table-cell>
          <table:table-cell table:formula="of:=AVERAGE([.H51:.H55])" office:value-type="float" office:value="1.01485457420349" calcext:value-type="float">
            <text:p>1.0149</text:p>
          </table:table-cell>
          <table:table-cell table:formula="of:=AVERAGE([.I51:.I55])" office:value-type="float" office:value="1.06567621231079" calcext:value-type="float">
            <text:p>1.0657</text:p>
          </table:table-cell>
          <table:table-cell table:formula="of:=AVERAGE([.J51:.J55])" office:value-type="float" office:value="1.1869321346283" calcext:value-type="float">
            <text:p>1.1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51:.B55]); 4)" office:value-type="float" office:value="0.2671" calcext:value-type="float">
            <text:p>0.2671</text:p>
          </table:table-cell>
          <table:table-cell table:formula="of:=ROUND(STDEV([.C51:.C55]); 4)" office:value-type="float" office:value="0.6319" calcext:value-type="float">
            <text:p>0.6319</text:p>
          </table:table-cell>
          <table:table-cell table:formula="of:=ROUND(STDEV([.D51:.D55]); 4)" office:value-type="float" office:value="0.491" calcext:value-type="float">
            <text:p>0.4910</text:p>
          </table:table-cell>
          <table:table-cell table:formula="of:=ROUND(STDEV([.E51:.E55]); 4)" office:value-type="float" office:value="0.349" calcext:value-type="float">
            <text:p>0.3490</text:p>
          </table:table-cell>
          <table:table-cell table:formula="of:=ROUND(STDEV([.F51:.F55]); 4)" office:value-type="float" office:value="0.3679" calcext:value-type="float">
            <text:p>0.3679</text:p>
          </table:table-cell>
          <table:table-cell table:formula="of:=ROUND(STDEV([.G51:.G55]); 4)" office:value-type="float" office:value="0.5504" calcext:value-type="float">
            <text:p>0.5504</text:p>
          </table:table-cell>
          <table:table-cell table:formula="of:=ROUND(STDEV([.H51:.H55]); 4)" office:value-type="float" office:value="0.0339" calcext:value-type="float">
            <text:p>0.0339</text:p>
          </table:table-cell>
          <table:table-cell table:formula="of:=ROUND(STDEV([.I51:.I55]); 4)" office:value-type="float" office:value="0.0585" calcext:value-type="float">
            <text:p>0.0585</text:p>
          </table:table-cell>
          <table:table-cell table:formula="of:=ROUND(STDEV([.J51:.J55]); 4)" office:value-type="float" office:value="0.1384" calcext:value-type="float">
            <text:p>0.1384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51:.B56]); 5)" office:value-type="float" office:value="0.209422350556546" calcext:value-type="float">
            <text:p>0.2094</text:p>
          </table:table-cell>
          <table:table-cell table:formula="of:=CONFIDENCE(0.05; STDEV([.C51:.C56]); 5)" office:value-type="float" office:value="0.495399586999856" calcext:value-type="float">
            <text:p>0.4954</text:p>
          </table:table-cell>
          <table:table-cell table:formula="of:=CONFIDENCE(0.05; STDEV([.D51:.D56]); 5)" office:value-type="float" office:value="0.384945532415516" calcext:value-type="float">
            <text:p>0.3849</text:p>
          </table:table-cell>
          <table:table-cell table:formula="of:=CONFIDENCE(0.05; STDEV([.E51:.E56]); 5)" office:value-type="float" office:value="0.273636972360937" calcext:value-type="float">
            <text:p>0.2736</text:p>
          </table:table-cell>
          <table:table-cell table:formula="of:=CONFIDENCE(0.05; STDEV([.F51:.F56]); 5)" office:value-type="float" office:value="0.288425664187458" calcext:value-type="float">
            <text:p>0.2884</text:p>
          </table:table-cell>
          <table:table-cell table:formula="of:=CONFIDENCE(0.05; STDEV([.G51:.G56]); 5)" office:value-type="float" office:value="0.431528090354336" calcext:value-type="float">
            <text:p>0.4315</text:p>
          </table:table-cell>
          <table:table-cell table:formula="of:=CONFIDENCE(0.05; STDEV([.H51:.H56]); 5)" office:value-type="float" office:value="0.0265479565339771" calcext:value-type="float">
            <text:p>0.0265</text:p>
          </table:table-cell>
          <table:table-cell table:formula="of:=CONFIDENCE(0.05; STDEV([.I51:.I56]); 5)" office:value-type="float" office:value="0.0458610084842287" calcext:value-type="float">
            <text:p>0.0459</text:p>
          </table:table-cell>
          <table:table-cell table:formula="of:=CONFIDENCE(0.05; STDEV([.J51:.J56]); 5)" office:value-type="float" office:value="0.108518173107086" calcext:value-type="float">
            <text:p>0.1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56]-[.B58]; 2);&quot; - &quot;;ROUND([.B56]+[.B58]; 2))" office:value-type="string" office:string-value="9.55 - 9.97" calcext:value-type="string">
            <text:p>9.55 - 9.97</text:p>
          </table:table-cell>
          <table:table-cell table:style-name="ce1" table:formula="of:=CONCATENATE(ROUND([.C56]-[.C58]; 2);&quot; - &quot;;ROUND([.C56]+[.C58]; 2))" office:value-type="string" office:string-value="10.1 - 11.09" calcext:value-type="string">
            <text:p>10.1 - 11.09</text:p>
          </table:table-cell>
          <table:table-cell table:style-name="ce1" table:formula="of:=CONCATENATE(ROUND([.D56]-[.D58]; 2);&quot; - &quot;;ROUND([.D56]+[.D58]; 2))" office:value-type="string" office:string-value="9.99 - 10.76" calcext:value-type="string">
            <text:p>9.99 - 10.76</text:p>
          </table:table-cell>
          <table:table-cell table:style-name="ce1" table:formula="of:=CONCATENATE(ROUND([.E56]-[.E58]; 2);&quot; - &quot;;ROUND([.E56]+[.E58]; 2))" office:value-type="string" office:string-value="9.62 - 10.17" calcext:value-type="string">
            <text:p>9.62 - 10.17</text:p>
          </table:table-cell>
          <table:table-cell table:style-name="ce1" table:formula="of:=CONCATENATE(ROUND([.F56]-[.F58]; 2);&quot; - &quot;;ROUND([.F56]+[.F58]; 2))" office:value-type="string" office:string-value="10.46 - 11.04" calcext:value-type="string">
            <text:p>10.46 - 11.04</text:p>
          </table:table-cell>
          <table:table-cell table:style-name="ce1" table:formula="of:=CONCATENATE(ROUND([.G56]-[.G58]; 2);&quot; - &quot;;ROUND([.G56]+[.G58]; 2))" office:value-type="string" office:string-value="10.53 - 11.39" calcext:value-type="string">
            <text:p>10.53 - 11.39</text:p>
          </table:table-cell>
          <table:table-cell table:style-name="ce1" table:formula="of:=CONCATENATE(ROUND([.H56]-[.H58]; 2);&quot; - &quot;;ROUND([.H56]+[.H58]; 2))" office:value-type="string" office:string-value="0.99 - 1.04" calcext:value-type="string">
            <text:p>0.99 - 1.04</text:p>
          </table:table-cell>
          <table:table-cell table:style-name="ce1" table:formula="of:=CONCATENATE(ROUND([.I56]-[.I58]; 2);&quot; - &quot;;ROUND([.I56]+[.I58]; 2))" office:value-type="string" office:string-value="1.02 - 1.11" calcext:value-type="string">
            <text:p>1.02 - 1.11</text:p>
          </table:table-cell>
          <table:table-cell table:style-name="ce1" table:formula="of:=CONCATENATE(ROUND([.J56]-[.J58]; 2);&quot; - &quot;;ROUND([.J56]+[.J58]; 2))" office:value-type="string" office:string-value="1.08 - 1.3" calcext:value-type="string">
            <text:p>1.08 - 1.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ayer 0 20 lay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291937828064" calcext:value-type="float">
            <text:p>10.1292</text:p>
          </table:table-cell>
          <table:table-cell office:value-type="float" office:value="11.1238293647766" calcext:value-type="float">
            <text:p>11.1238</text:p>
          </table:table-cell>
          <table:table-cell office:value-type="float" office:value="13.1207222938538" calcext:value-type="float">
            <text:p>13.1207</text:p>
          </table:table-cell>
          <table:table-cell office:value-type="float" office:value="10.2298307418823" calcext:value-type="float">
            <text:p>10.2298</text:p>
          </table:table-cell>
          <table:table-cell office:value-type="float" office:value="13.3416843414307" calcext:value-type="float">
            <text:p>13.3417</text:p>
          </table:table-cell>
          <table:table-cell office:value-type="float" office:value="24.0775811672211" calcext:value-type="float">
            <text:p>24.0776</text:p>
          </table:table-cell>
          <table:table-cell office:value-type="float" office:value="1.03103351593018" calcext:value-type="float">
            <text:p>1.0310</text:p>
          </table:table-cell>
          <table:table-cell office:value-type="float" office:value="1.28478169441223" calcext:value-type="float">
            <text:p>1.2848</text:p>
          </table:table-cell>
          <table:table-cell office:value-type="float" office:value="1.32265305519104" calcext:value-type="float">
            <text:p>1.3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424518585205" calcext:value-type="float">
            <text:p>10.0425</text:p>
          </table:table-cell>
          <table:table-cell office:value-type="float" office:value="11.3449416160584" calcext:value-type="float">
            <text:p>11.3449</text:p>
          </table:table-cell>
          <table:table-cell office:value-type="float" office:value="11.6889929771423" calcext:value-type="float">
            <text:p>11.6890</text:p>
          </table:table-cell>
          <table:table-cell office:value-type="float" office:value="10.2340240478516" calcext:value-type="float">
            <text:p>10.2340</text:p>
          </table:table-cell>
          <table:table-cell office:value-type="float" office:value="13.8532476425171" calcext:value-type="float">
            <text:p>13.8532</text:p>
          </table:table-cell>
          <table:table-cell office:value-type="float" office:value="25.278760433197" calcext:value-type="float">
            <text:p>25.2788</text:p>
          </table:table-cell>
          <table:table-cell office:value-type="float" office:value="1.02808308601379" calcext:value-type="float">
            <text:p>1.0281</text:p>
          </table:table-cell>
          <table:table-cell office:value-type="float" office:value="1.34765458106995" calcext:value-type="float">
            <text:p>1.3477</text:p>
          </table:table-cell>
          <table:table-cell office:value-type="float" office:value="1.36374235153198" calcext:value-type="float">
            <text:p>1.3637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9.99624514579773" calcext:value-type="float">
            <text:p>9.9962</text:p>
          </table:table-cell>
          <table:table-cell office:value-type="float" office:value="11.8592708110809" calcext:value-type="float">
            <text:p>11.8593</text:p>
          </table:table-cell>
          <table:table-cell office:value-type="float" office:value="11.1850111484528" calcext:value-type="float">
            <text:p>11.1850</text:p>
          </table:table-cell>
          <table:table-cell office:value-type="float" office:value="10.2625894546509" calcext:value-type="float">
            <text:p>10.2626</text:p>
          </table:table-cell>
          <table:table-cell office:value-type="float" office:value="13.018651008606" calcext:value-type="float">
            <text:p>13.0187</text:p>
          </table:table-cell>
          <table:table-cell office:value-type="float" office:value="23.786369562149" calcext:value-type="float">
            <text:p>23.7864</text:p>
          </table:table-cell>
          <table:table-cell office:value-type="float" office:value="1.03634428977966" calcext:value-type="float">
            <text:p>1.0363</text:p>
          </table:table-cell>
          <table:table-cell office:value-type="float" office:value="1.38928174972534" calcext:value-type="float">
            <text:p>1.3893</text:p>
          </table:table-cell>
          <table:table-cell office:value-type="float" office:value="1.31428098678589" calcext:value-type="float">
            <text:p>1.3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99250316619873" calcext:value-type="float">
            <text:p>9.9925</text:p>
          </table:table-cell>
          <table:table-cell office:value-type="float" office:value="11.2960186004639" calcext:value-type="float">
            <text:p>11.2960</text:p>
          </table:table-cell>
          <table:table-cell office:value-type="float" office:value="12.2092456817627" calcext:value-type="float">
            <text:p>12.2092</text:p>
          </table:table-cell>
          <table:table-cell office:value-type="float" office:value="10.2928895950317" calcext:value-type="float">
            <text:p>10.2929</text:p>
          </table:table-cell>
          <table:table-cell office:value-type="float" office:value="13.4728901386261" calcext:value-type="float">
            <text:p>13.4729</text:p>
          </table:table-cell>
          <table:table-cell office:value-type="float" office:value="24.1689095497131" calcext:value-type="float">
            <text:p>24.1689</text:p>
          </table:table-cell>
          <table:table-cell office:value-type="float" office:value="1.03486847877502" calcext:value-type="float">
            <text:p>1.0349</text:p>
          </table:table-cell>
          <table:table-cell office:value-type="float" office:value="1.4139084815979" calcext:value-type="float">
            <text:p>1.4139</text:p>
          </table:table-cell>
          <table:table-cell office:value-type="float" office:value="1.38052010536194" calcext:value-type="float">
            <text:p>1.3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011836528778" calcext:value-type="float">
            <text:p>10.1012</text:p>
          </table:table-cell>
          <table:table-cell office:value-type="float" office:value="11.3831987380981" calcext:value-type="float">
            <text:p>11.3832</text:p>
          </table:table-cell>
          <table:table-cell office:value-type="float" office:value="12.6824526786804" calcext:value-type="float">
            <text:p>12.6825</text:p>
          </table:table-cell>
          <table:table-cell office:value-type="float" office:value="10.2248618602753" calcext:value-type="float">
            <text:p>10.2249</text:p>
          </table:table-cell>
          <table:table-cell office:value-type="float" office:value="14.3369779586792" calcext:value-type="float">
            <text:p>14.3370</text:p>
          </table:table-cell>
          <table:table-cell office:value-type="float" office:value="22.7699453830719" calcext:value-type="float">
            <text:p>22.7699</text:p>
          </table:table-cell>
          <table:table-cell office:value-type="float" office:value="1.03375506401062" calcext:value-type="float">
            <text:p>1.0338</text:p>
          </table:table-cell>
          <table:table-cell office:value-type="float" office:value="1.29719042778015" calcext:value-type="float">
            <text:p>1.2972</text:p>
          </table:table-cell>
          <table:table-cell office:value-type="float" office:value="1.28905987739563" calcext:value-type="float">
            <text:p>1.28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63:.B67])" office:value-type="float" office:value="10.0523155212402" calcext:value-type="float">
            <text:p>10.0523</text:p>
          </table:table-cell>
          <table:table-cell table:formula="of:=AVERAGE([.C63:.C67])" office:value-type="float" office:value="11.4014518260956" calcext:value-type="float">
            <text:p>11.4015</text:p>
          </table:table-cell>
          <table:table-cell table:formula="of:=AVERAGE([.D63:.D67])" office:value-type="float" office:value="12.1772849559784" calcext:value-type="float">
            <text:p>12.1773</text:p>
          </table:table-cell>
          <table:table-cell table:formula="of:=AVERAGE([.E63:.E67])" office:value-type="float" office:value="10.2488391399384" calcext:value-type="float">
            <text:p>10.2488</text:p>
          </table:table-cell>
          <table:table-cell table:formula="of:=AVERAGE([.F63:.F67])" office:value-type="float" office:value="13.6046902179718" calcext:value-type="float">
            <text:p>13.6047</text:p>
          </table:table-cell>
          <table:table-cell table:formula="of:=AVERAGE([.G63:.G67])" office:value-type="float" office:value="24.0163132190704" calcext:value-type="float">
            <text:p>24.0163</text:p>
          </table:table-cell>
          <table:table-cell table:formula="of:=AVERAGE([.H63:.H67])" office:value-type="float" office:value="1.03281688690186" calcext:value-type="float">
            <text:p>1.0328</text:p>
          </table:table-cell>
          <table:table-cell table:formula="of:=AVERAGE([.I63:.I67])" office:value-type="float" office:value="1.34656338691711" calcext:value-type="float">
            <text:p>1.3466</text:p>
          </table:table-cell>
          <table:table-cell table:formula="of:=AVERAGE([.J63:.J67])" office:value-type="float" office:value="1.3340512752533" calcext:value-type="float">
            <text:p>1.3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63:.B67]); 4)" office:value-type="float" office:value="0.0615" calcext:value-type="float">
            <text:p>0.0615</text:p>
          </table:table-cell>
          <table:table-cell table:formula="of:=ROUND(STDEV([.C63:.C67]); 4)" office:value-type="float" office:value="0.2745" calcext:value-type="float">
            <text:p>0.2745</text:p>
          </table:table-cell>
          <table:table-cell table:formula="of:=ROUND(STDEV([.D63:.D67]); 4)" office:value-type="float" office:value="0.7696" calcext:value-type="float">
            <text:p>0.7696</text:p>
          </table:table-cell>
          <table:table-cell table:formula="of:=ROUND(STDEV([.E63:.E67]); 4)" office:value-type="float" office:value="0.0287" calcext:value-type="float">
            <text:p>0.0287</text:p>
          </table:table-cell>
          <table:table-cell table:formula="of:=ROUND(STDEV([.F63:.F67]); 4)" office:value-type="float" office:value="0.507" calcext:value-type="float">
            <text:p>0.5070</text:p>
          </table:table-cell>
          <table:table-cell table:formula="of:=ROUND(STDEV([.G63:.G67]); 4)" office:value-type="float" office:value="0.8982" calcext:value-type="float">
            <text:p>0.8982</text:p>
          </table:table-cell>
          <table:table-cell table:formula="of:=ROUND(STDEV([.H63:.H67]); 4)" office:value-type="float" office:value="0.0033" calcext:value-type="float">
            <text:p>0.0033</text:p>
          </table:table-cell>
          <table:table-cell table:formula="of:=ROUND(STDEV([.I63:.I67]); 4)" office:value-type="float" office:value="0.0562" calcext:value-type="float">
            <text:p>0.0562</text:p>
          </table:table-cell>
          <table:table-cell table:formula="of:=ROUND(STDEV([.J63:.J67]); 4)" office:value-type="float" office:value="0.0374" calcext:value-type="float">
            <text:p>0.0374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63:.B68]); 5)" office:value-type="float" office:value="0.0481960811660583" calcext:value-type="float">
            <text:p>0.0482</text:p>
          </table:table-cell>
          <table:table-cell table:formula="of:=CONFIDENCE(0.05; STDEV([.C63:.C68]); 5)" office:value-type="float" office:value="0.21517341153727" calcext:value-type="float">
            <text:p>0.2152</text:p>
          </table:table-cell>
          <table:table-cell table:formula="of:=CONFIDENCE(0.05; STDEV([.D63:.D68]); 5)" office:value-type="float" office:value="0.603379462177985" calcext:value-type="float">
            <text:p>0.6034</text:p>
          </table:table-cell>
          <table:table-cell table:formula="of:=CONFIDENCE(0.05; STDEV([.E63:.E68]); 5)" office:value-type="float" office:value="0.0224678215610703" calcext:value-type="float">
            <text:p>0.0225</text:p>
          </table:table-cell>
          <table:table-cell table:formula="of:=CONFIDENCE(0.05; STDEV([.F63:.F68]); 5)" office:value-type="float" office:value="0.397445019912781" calcext:value-type="float">
            <text:p>0.3974</text:p>
          </table:table-cell>
          <table:table-cell table:formula="of:=CONFIDENCE(0.05; STDEV([.G63:.G68]); 5)" office:value-type="float" office:value="0.704183091598544" calcext:value-type="float">
            <text:p>0.7042</text:p>
          </table:table-cell>
          <table:table-cell table:formula="of:=CONFIDENCE(0.05; STDEV([.H63:.H68]); 5)" office:value-type="float" office:value="0.00257408449062096" calcext:value-type="float">
            <text:p>0.0026</text:p>
          </table:table-cell>
          <table:table-cell table:formula="of:=CONFIDENCE(0.05; STDEV([.I63:.I68]); 5)" office:value-type="float" office:value="0.044029146109745" calcext:value-type="float">
            <text:p>0.0440</text:p>
          </table:table-cell>
          <table:table-cell table:formula="of:=CONFIDENCE(0.05; STDEV([.J63:.J68]); 5)" office:value-type="float" office:value="0.0292971592700257" calcext:value-type="float">
            <text:p>0.0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68]-[.B70]; 2);&quot; - &quot;;ROUND([.B68]+[.B70]; 2))" office:value-type="string" office:string-value="10 - 10.1" calcext:value-type="string">
            <text:p>10 - 10.1</text:p>
          </table:table-cell>
          <table:table-cell table:style-name="ce1" table:formula="of:=CONCATENATE(ROUND([.C68]-[.C70]; 2);&quot; - &quot;;ROUND([.C68]+[.C70]; 2))" office:value-type="string" office:string-value="11.19 - 11.62" calcext:value-type="string">
            <text:p>11.19 - 11.62</text:p>
          </table:table-cell>
          <table:table-cell table:style-name="ce1" table:formula="of:=CONCATENATE(ROUND([.D68]-[.D70]; 2);&quot; - &quot;;ROUND([.D68]+[.D70]; 2))" office:value-type="string" office:string-value="11.57 - 12.78" calcext:value-type="string">
            <text:p>11.57 - 12.78</text:p>
          </table:table-cell>
          <table:table-cell table:style-name="ce1" table:formula="of:=CONCATENATE(ROUND([.E68]-[.E70]; 2);&quot; - &quot;;ROUND([.E68]+[.E70]; 2))" office:value-type="string" office:string-value="10.23 - 10.27" calcext:value-type="string">
            <text:p>10.23 - 10.27</text:p>
          </table:table-cell>
          <table:table-cell table:style-name="ce1" table:formula="of:=CONCATENATE(ROUND([.F68]-[.F70]; 2);&quot; - &quot;;ROUND([.F68]+[.F70]; 2))" office:value-type="string" office:string-value="13.21 - 14" calcext:value-type="string">
            <text:p>13.21 - 14</text:p>
          </table:table-cell>
          <table:table-cell table:style-name="ce1" table:formula="of:=CONCATENATE(ROUND([.G68]-[.G70]; 2);&quot; - &quot;;ROUND([.G68]+[.G70]; 2))" office:value-type="string" office:string-value="23.31 - 24.72" calcext:value-type="string">
            <text:p>23.31 - 24.72</text:p>
          </table:table-cell>
          <table:table-cell table:style-name="ce1" table:formula="of:=CONCATENATE(ROUND([.H68]-[.H70]; 2);&quot; - &quot;;ROUND([.H68]+[.H70]; 2))" office:value-type="string" office:string-value="1.03 - 1.04" calcext:value-type="string">
            <text:p>1.03 - 1.04</text:p>
          </table:table-cell>
          <table:table-cell table:style-name="ce1" table:formula="of:=CONCATENATE(ROUND([.I68]-[.I70]; 2);&quot; - &quot;;ROUND([.I68]+[.I70]; 2))" office:value-type="string" office:string-value="1.3 - 1.39" calcext:value-type="string">
            <text:p>1.3 - 1.39</text:p>
          </table:table-cell>
          <table:table-cell table:style-name="ce1" table:formula="of:=CONCATENATE(ROUND([.J68]-[.J70]; 2);&quot; - &quot;;ROUND([.J68]+[.J70]; 2))" office:value-type="string" office:string-value="1.3 - 1.36" calcext:value-type="string">
            <text:p>1.3 - 1.36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ayer 19 20 lay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52697324752808" calcext:value-type="float">
            <text:p>9.5270</text:p>
          </table:table-cell>
          <table:table-cell office:value-type="float" office:value="11.3207874298096" calcext:value-type="float">
            <text:p>11.3208</text:p>
          </table:table-cell>
          <table:table-cell office:value-type="float" office:value="11.6989374160767" calcext:value-type="float">
            <text:p>11.6989</text:p>
          </table:table-cell>
          <table:table-cell office:value-type="float" office:value="9.77565145492554" calcext:value-type="float">
            <text:p>9.7757</text:p>
          </table:table-cell>
          <table:table-cell office:value-type="float" office:value="13.8639781475067" calcext:value-type="float">
            <text:p>13.8640</text:p>
          </table:table-cell>
          <table:table-cell office:value-type="float" office:value="24.6959328651428" calcext:value-type="float">
            <text:p>24.6959</text:p>
          </table:table-cell>
          <table:table-cell office:value-type="float" office:value="0.969144344329834" calcext:value-type="float">
            <text:p>0.9691</text:p>
          </table:table-cell>
          <table:table-cell office:value-type="float" office:value="1.40870070457459" calcext:value-type="float">
            <text:p>1.4087</text:p>
          </table:table-cell>
          <table:table-cell office:value-type="float" office:value="1.36586999893188" calcext:value-type="float">
            <text:p>1.3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1074137687683" calcext:value-type="float">
            <text:p>9.6107</text:p>
          </table:table-cell>
          <table:table-cell office:value-type="float" office:value="11.3720009326935" calcext:value-type="float">
            <text:p>11.3720</text:p>
          </table:table-cell>
          <table:table-cell office:value-type="float" office:value="11.198944568634" calcext:value-type="float">
            <text:p>11.1989</text:p>
          </table:table-cell>
          <table:table-cell office:value-type="float" office:value="9.7174870967865" calcext:value-type="float">
            <text:p>9.7175</text:p>
          </table:table-cell>
          <table:table-cell office:value-type="float" office:value="13.4159171581268" calcext:value-type="float">
            <text:p>13.4159</text:p>
          </table:table-cell>
          <table:table-cell office:value-type="float" office:value="23.4203400611877" calcext:value-type="float">
            <text:p>23.4203</text:p>
          </table:table-cell>
          <table:table-cell office:value-type="float" office:value="0.963003396987915" calcext:value-type="float">
            <text:p>0.9630</text:p>
          </table:table-cell>
          <table:table-cell office:value-type="float" office:value="1.30125093460083" calcext:value-type="float">
            <text:p>1.3013</text:p>
          </table:table-cell>
          <table:table-cell office:value-type="float" office:value="1.2799699306488" calcext:value-type="float">
            <text:p>1.2800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9.54371953010559" calcext:value-type="float">
            <text:p>9.5437</text:p>
          </table:table-cell>
          <table:table-cell office:value-type="float" office:value="11.3527100086212" calcext:value-type="float">
            <text:p>11.3527</text:p>
          </table:table-cell>
          <table:table-cell office:value-type="float" office:value="12.3027670383453" calcext:value-type="float">
            <text:p>12.3028</text:p>
          </table:table-cell>
          <table:table-cell office:value-type="float" office:value="9.73723220825195" calcext:value-type="float">
            <text:p>9.7372</text:p>
          </table:table-cell>
          <table:table-cell office:value-type="float" office:value="12.9639866352081" calcext:value-type="float">
            <text:p>12.9640</text:p>
          </table:table-cell>
          <table:table-cell office:value-type="float" office:value="24.7288053035736" calcext:value-type="float">
            <text:p>24.7288</text:p>
          </table:table-cell>
          <table:table-cell office:value-type="float" office:value="0.960803747177124" calcext:value-type="float">
            <text:p>0.9608</text:p>
          </table:table-cell>
          <table:table-cell office:value-type="float" office:value="1.34270763397217" calcext:value-type="float">
            <text:p>1.3427</text:p>
          </table:table-cell>
          <table:table-cell office:value-type="float" office:value="1.27350425720215" calcext:value-type="float">
            <text:p>1.2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53550338745117" calcext:value-type="float">
            <text:p>9.5355</text:p>
          </table:table-cell>
          <table:table-cell office:value-type="float" office:value="11.6342804431915" calcext:value-type="float">
            <text:p>11.6343</text:p>
          </table:table-cell>
          <table:table-cell office:value-type="float" office:value="11.9144244194031" calcext:value-type="float">
            <text:p>11.9144</text:p>
          </table:table-cell>
          <table:table-cell office:value-type="float" office:value="9.81162691116333" calcext:value-type="float">
            <text:p>9.8116</text:p>
          </table:table-cell>
          <table:table-cell office:value-type="float" office:value="13.27854347229" calcext:value-type="float">
            <text:p>13.2785</text:p>
          </table:table-cell>
          <table:table-cell office:value-type="float" office:value="23.2943503856659" calcext:value-type="float">
            <text:p>23.2944</text:p>
          </table:table-cell>
          <table:table-cell office:value-type="float" office:value="0.961029529571533" calcext:value-type="float">
            <text:p>0.9610</text:p>
          </table:table-cell>
          <table:table-cell office:value-type="float" office:value="1.24794387817383" calcext:value-type="float">
            <text:p>1.2479</text:p>
          </table:table-cell>
          <table:table-cell office:value-type="float" office:value="1.31241488456726" calcext:value-type="float">
            <text:p>1.3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52701735496521" calcext:value-type="float">
            <text:p>9.5270</text:p>
          </table:table-cell>
          <table:table-cell office:value-type="float" office:value="11.5944445133209" calcext:value-type="float">
            <text:p>11.5944</text:p>
          </table:table-cell>
          <table:table-cell office:value-type="float" office:value="12.9314019680023" calcext:value-type="float">
            <text:p>12.9314</text:p>
          </table:table-cell>
          <table:table-cell office:value-type="float" office:value="9.73023009300232" calcext:value-type="float">
            <text:p>9.7302</text:p>
          </table:table-cell>
          <table:table-cell office:value-type="float" office:value="13.816440820694" calcext:value-type="float">
            <text:p>13.8164</text:p>
          </table:table-cell>
          <table:table-cell office:value-type="float" office:value="22.7109961509705" calcext:value-type="float">
            <text:p>22.7110</text:p>
          </table:table-cell>
          <table:table-cell office:value-type="float" office:value="0.961925268173218" calcext:value-type="float">
            <text:p>0.9619</text:p>
          </table:table-cell>
          <table:table-cell office:value-type="float" office:value="1.22979998588562" calcext:value-type="float">
            <text:p>1.2298</text:p>
          </table:table-cell>
          <table:table-cell office:value-type="float" office:value="1.2516405582428" calcext:value-type="float">
            <text:p>1.2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75:.B79])" office:value-type="float" office:value="9.54879097938538" calcext:value-type="float">
            <text:p>9.5488</text:p>
          </table:table-cell>
          <table:table-cell table:formula="of:=AVERAGE([.C75:.C79])" office:value-type="float" office:value="11.4548446655273" calcext:value-type="float">
            <text:p>11.4548</text:p>
          </table:table-cell>
          <table:table-cell table:formula="of:=AVERAGE([.D75:.D79])" office:value-type="float" office:value="12.0092950820923" calcext:value-type="float">
            <text:p>12.0093</text:p>
          </table:table-cell>
          <table:table-cell table:formula="of:=AVERAGE([.E75:.E79])" office:value-type="float" office:value="9.75444555282593" calcext:value-type="float">
            <text:p>9.7544</text:p>
          </table:table-cell>
          <table:table-cell table:formula="of:=AVERAGE([.F75:.F79])" office:value-type="float" office:value="13.4677732467651" calcext:value-type="float">
            <text:p>13.4678</text:p>
          </table:table-cell>
          <table:table-cell table:formula="of:=AVERAGE([.G75:.G79])" office:value-type="float" office:value="23.7700849533081" calcext:value-type="float">
            <text:p>23.7701</text:p>
          </table:table-cell>
          <table:table-cell table:formula="of:=AVERAGE([.H75:.H79])" office:value-type="float" office:value="0.963181257247925" calcext:value-type="float">
            <text:p>0.9632</text:p>
          </table:table-cell>
          <table:table-cell table:formula="of:=AVERAGE([.I75:.I79])" office:value-type="float" office:value="1.30608062744141" calcext:value-type="float">
            <text:p>1.3061</text:p>
          </table:table-cell>
          <table:table-cell table:formula="of:=AVERAGE([.J75:.J79])" office:value-type="float" office:value="1.29667992591858" calcext:value-type="float">
            <text:p>1.2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75:.B79]); 4)" office:value-type="float" office:value="0.0353" calcext:value-type="float">
            <text:p>0.0353</text:p>
          </table:table-cell>
          <table:table-cell table:formula="of:=ROUND(STDEV([.C75:.C79]); 4)" office:value-type="float" office:value="0.1474" calcext:value-type="float">
            <text:p>0.1474</text:p>
          </table:table-cell>
          <table:table-cell table:formula="of:=ROUND(STDEV([.D75:.D79]); 4)" office:value-type="float" office:value="0.6516" calcext:value-type="float">
            <text:p>0.6516</text:p>
          </table:table-cell>
          <table:table-cell table:formula="of:=ROUND(STDEV([.E75:.E79]); 4)" office:value-type="float" office:value="0.0386" calcext:value-type="float">
            <text:p>0.0386</text:p>
          </table:table-cell>
          <table:table-cell table:formula="of:=ROUND(STDEV([.F75:.F79]); 4)" office:value-type="float" office:value="0.3778" calcext:value-type="float">
            <text:p>0.3778</text:p>
          </table:table-cell>
          <table:table-cell table:formula="of:=ROUND(STDEV([.G75:.G79]); 4)" office:value-type="float" office:value="0.9009" calcext:value-type="float">
            <text:p>0.9009</text:p>
          </table:table-cell>
          <table:table-cell table:formula="of:=ROUND(STDEV([.H75:.H79]); 4)" office:value-type="float" office:value="0.0034" calcext:value-type="float">
            <text:p>0.0034</text:p>
          </table:table-cell>
          <table:table-cell table:formula="of:=ROUND(STDEV([.I75:.I79]); 4)" office:value-type="float" office:value="0.0726" calcext:value-type="float">
            <text:p>0.0726</text:p>
          </table:table-cell>
          <table:table-cell table:formula="of:=ROUND(STDEV([.J75:.J79]); 4)" office:value-type="float" office:value="0.0444" calcext:value-type="float">
            <text:p>0.0444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75:.B80]); 5)" office:value-type="float" office:value="0.027690998194986" calcext:value-type="float">
            <text:p>0.0277</text:p>
          </table:table-cell>
          <table:table-cell table:formula="of:=CONFIDENCE(0.05; STDEV([.C75:.C80]); 5)" office:value-type="float" office:value="0.115588852621148" calcext:value-type="float">
            <text:p>0.1156</text:p>
          </table:table-cell>
          <table:table-cell table:formula="of:=CONFIDENCE(0.05; STDEV([.D75:.D80]); 5)" office:value-type="float" office:value="0.510855079800941" calcext:value-type="float">
            <text:p>0.5109</text:p>
          </table:table-cell>
          <table:table-cell table:formula="of:=CONFIDENCE(0.05; STDEV([.E75:.E80]); 5)" office:value-type="float" office:value="0.0302825871027471" calcext:value-type="float">
            <text:p>0.0303</text:p>
          </table:table-cell>
          <table:table-cell table:formula="of:=CONFIDENCE(0.05; STDEV([.F75:.F80]); 5)" office:value-type="float" office:value="0.29616743634717" calcext:value-type="float">
            <text:p>0.2962</text:p>
          </table:table-cell>
          <table:table-cell table:formula="of:=CONFIDENCE(0.05; STDEV([.G75:.G80]); 5)" office:value-type="float" office:value="0.706311090174559" calcext:value-type="float">
            <text:p>0.7063</text:p>
          </table:table-cell>
          <table:table-cell table:formula="of:=CONFIDENCE(0.05; STDEV([.H75:.H80]); 5)" office:value-type="float" office:value="0.00270020266848359" calcext:value-type="float">
            <text:p>0.0027</text:p>
          </table:table-cell>
          <table:table-cell table:formula="of:=CONFIDENCE(0.05; STDEV([.I75:.I80]); 5)" office:value-type="float" office:value="0.0569326344643136" calcext:value-type="float">
            <text:p>0.0569</text:p>
          </table:table-cell>
          <table:table-cell table:formula="of:=CONFIDENCE(0.05; STDEV([.J75:.J80]); 5)" office:value-type="float" office:value="0.0347963669305764" calcext:value-type="float">
            <text:p>0.0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80]-[.B82]; 2);&quot; - &quot;;ROUND([.B80]+[.B82]; 2))" office:value-type="string" office:string-value="9.52 - 9.58" calcext:value-type="string">
            <text:p>9.52 - 9.58</text:p>
          </table:table-cell>
          <table:table-cell table:style-name="ce1" table:formula="of:=CONCATENATE(ROUND([.C80]-[.C82]; 2);&quot; - &quot;;ROUND([.C80]+[.C82]; 2))" office:value-type="string" office:string-value="11.34 - 11.57" calcext:value-type="string">
            <text:p>11.34 - 11.57</text:p>
          </table:table-cell>
          <table:table-cell table:style-name="ce1" table:formula="of:=CONCATENATE(ROUND([.D80]-[.D82]; 2);&quot; - &quot;;ROUND([.D80]+[.D82]; 2))" office:value-type="string" office:string-value="11.5 - 12.52" calcext:value-type="string">
            <text:p>11.5 - 12.52</text:p>
          </table:table-cell>
          <table:table-cell table:style-name="ce1" table:formula="of:=CONCATENATE(ROUND([.E80]-[.E82]; 2);&quot; - &quot;;ROUND([.E80]+[.E82]; 2))" office:value-type="string" office:string-value="9.72 - 9.78" calcext:value-type="string">
            <text:p>9.72 - 9.78</text:p>
          </table:table-cell>
          <table:table-cell table:style-name="ce1" table:formula="of:=CONCATENATE(ROUND([.F80]-[.F82]; 2);&quot; - &quot;;ROUND([.F80]+[.F82]; 2))" office:value-type="string" office:string-value="13.17 - 13.76" calcext:value-type="string">
            <text:p>13.17 - 13.76</text:p>
          </table:table-cell>
          <table:table-cell table:style-name="ce1" table:formula="of:=CONCATENATE(ROUND([.G80]-[.G82]; 2);&quot; - &quot;;ROUND([.G80]+[.G82]; 2))" office:value-type="string" office:string-value="23.06 - 24.48" calcext:value-type="string">
            <text:p>23.06 - 24.48</text:p>
          </table:table-cell>
          <table:table-cell table:style-name="ce1" table:formula="of:=CONCATENATE(ROUND([.H80]-[.H82]; 2);&quot; - &quot;;ROUND([.H80]+[.H82]; 2))" office:value-type="string" office:string-value="0.96 - 0.97" calcext:value-type="string">
            <text:p>0.96 - 0.97</text:p>
          </table:table-cell>
          <table:table-cell table:style-name="ce1" table:formula="of:=CONCATENATE(ROUND([.I80]-[.I82]; 2);&quot; - &quot;;ROUND([.I80]+[.I82]; 2))" office:value-type="string" office:string-value="1.25 - 1.36" calcext:value-type="string">
            <text:p>1.25 - 1.36</text:p>
          </table:table-cell>
          <table:table-cell table:style-name="ce1" table:formula="of:=CONCATENATE(ROUND([.J80]-[.J82]; 2);&quot; - &quot;;ROUND([.J80]+[.J82]; 2))" office:value-type="string" office:string-value="1.26 - 1.33" calcext:value-type="string">
            <text:p>1.26 - 1.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2:42:02.601294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6:08:13.513129191</meta:creation-date>
    <meta:generator>LibreOffice/6.4.7.2$Linux_X86_64 LibreOffice_project/40$Build-2</meta:generator>
    <dc:date>2020-12-22T12:47:34.492765212</dc:date>
    <meta:editing-duration>PT2H44M54S</meta:editing-duration>
    <meta:editing-cycles>13</meta:editing-cycles>
    <meta:document-statistic meta:table-count="1" meta:cell-count="759" meta:object-count="0"/>
  </office:meta>
</office:document-meta>
</file>